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200000350000319C00001DC505D29B5C.svm" manifest:media-type="image/x-svm"/>
  <manifest:file-entry manifest:full-path="Pictures/100000010000025900000169BADF0672.png" manifest:media-type="image/png"/>
  <manifest:file-entry manifest:full-path="Pictures/100000010000003B0000004245FB6E76.png" manifest:media-type="image/png"/>
  <manifest:file-entry manifest:full-path="Pictures/100000010000015E0000015EE2FF418F.png" manifest:media-type="image/png"/>
  <manifest:file-entry manifest:full-path="Pictures/100000010000015E0000015EC75A29CC.png" manifest:media-type="image/png"/>
  <manifest:file-entry manifest:full-path="Pictures/200000350000319C00001DC5A532B3CE.svm" manifest:media-type="image/x-svm"/>
  <manifest:file-entry manifest:full-path="Pictures/200000350000319C00001DC542AD3C75.svm" manifest:media-type="image/x-svm"/>
  <manifest:file-entry manifest:full-path="Pictures/200000330000319C00001DC54064A994.svm" manifest:media-type="image/x-svm"/>
  <manifest:file-entry manifest:full-path="Pictures/200000350000319C00001DC54EF09821.svm" manifest:media-type="image/x-svm"/>
  <manifest:file-entry manifest:full-path="Pictures/200000350000319C00001DC58E28DFA1.svm" manifest:media-type="image/x-svm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/>
    <style:font-face style:name="Arial1" svg:font-family="Arial" style:font-pitch="variable"/>
    <style:font-face style:name="Calibri" svg:font-family="Calibri"/>
    <style:font-face style:name="Calibri1" svg:font-family="Calibri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modern" style:font-pitch="variable"/>
    <style:font-face style:name="Lucida Sans" svg:font-family="'Lucida Sans'" style:font-family-generic="system" style:font-pitch="variable"/>
    <style:font-face style:name="Lucida Sans1" svg:font-family="'Lucida Sans'" style:font-pitch="variable"/>
    <style:font-face style:name="Meiryo" svg:font-family="Meiryo"/>
    <style:font-face style:name="Meiryo1" svg:font-family="Meiryo" style:font-pitch="variable"/>
    <style:font-face style:name="Noto Sans" svg:font-family="'Noto Sans'" style:font-family-generic="roman" style:font-pitch="variable"/>
    <style:font-face style:name="Tahoma" svg:font-family="Tahoma" style:font-family-generic="modern" style:font-pitch="variable"/>
    <style:font-face style:name="Tahoma1" svg:font-family="Tahoma" style:font-family-generic="system" style:font-pitch="variable"/>
    <style:font-face style:name="Tahoma2" svg:font-family="Tahoma" style:font-pitch="variable"/>
    <style:font-face style:name="メイリオ" svg:font-family="メイリオ" style:font-family-generic="modern" style:font-pitch="variable"/>
    <style:font-face style:name="游ゴシック" svg:font-family="游ゴシック" style:font-family-generic="system" style:font-pitch="variable"/>
    <style:font-face style:name="游ゴシック1" svg:font-family="游ゴシック" style:font-pitch="variable"/>
    <style:font-face style:name="游ゴシック2" svg:font-family="游ゴシック" style:font-family-generic="modern" style:font-pitch="variable"/>
    <style:font-face style:name="游明朝" svg:font-family="游明朝" style:font-family-generic="modern" style:font-pitch="variable"/>
    <style:font-face style:name="游明朝1" svg:font-family="游明朝" style:font-family-generic="roman" style:font-pitch="variable"/>
    <style:font-face style:name="游明朝2" svg:font-family="游明朝" style:font-pitch="variable"/>
    <style:font-face style:name="游明朝3" svg:font-family="游明朝" style:font-family-generic="system" style:font-pitch="variable"/>
    <style:font-face style:name="ＭＳ Ｐゴシック" svg:font-family="'ＭＳ Ｐゴシック'" style:font-family-generic="moder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solid" svg:stroke-width="0.035cm" svg:stroke-color="#42719b" draw:stroke-linejoin="miter" svg:stroke-linecap="butt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 loext:decorative="false"/>
    </style:style>
    <style:style style:name="gr2" style:family="graphic" style:parent-style-name="standard" style:list-style-name="L2">
      <style:graphic-properties draw:stroke="none" svg:stroke-width="0cm" draw:fill="solid" draw:fill-color="#ffffff" draw:opacity="100%" draw:textarea-horizontal-align="justify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3" style:family="graphic" style:parent-style-name="standard">
      <style:graphic-properties draw:stroke="solid" svg:stroke-width="0.035cm" svg:stroke-color="#42719b" draw:stroke-linejoin="miter" svg:stroke-linecap="butt" draw:fill="none" loext:fill-use-slide-background="false" draw:textarea-horizontal-align="justify" draw:textarea-vertical-align="middle" draw:auto-grow-height="false" draw:fit-to-size="false" style:shrink-to-fit="false" fo:min-height="1.663cm" fo:min-width="7.787cm" fo:padding-top="0.127cm" fo:padding-bottom="0.127cm" fo:padding-left="0.254cm" fo:padding-right="0.254cm" fo:wrap-option="wrap" loext:decorative="false"/>
    </style:style>
    <style:style style:name="gr4" style:family="graphic" style:parent-style-name="standard" style:list-style-name="L2">
      <style:graphic-properties draw:stroke="none" svg:stroke-width="0cm" draw:fill="solid" draw:fill-color="#ffffff" draw:textarea-horizontal-align="justify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 style:writing-mode="lr-tb" loext:decorative="false">
        <loext:fill-complex-color loext:theme-type="light1" loext:color-type="theme"/>
      </style:graphic-properties>
      <style:paragraph-properties style:writing-mode="lr-tb"/>
    </style:style>
    <style:style style:name="gr5" style:family="graphic" style:parent-style-name="standard" style:list-style-name="L2">
      <style:graphic-properties draw:stroke="none" svg:stroke-width="0cm" draw:fill="solid" draw:fill-color="#ffffff" draw:textarea-horizontal-align="justify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 style:writing-mode="lr-tb" loext:decorative="false">
        <loext:fill-complex-color loext:theme-type="light1" loext:color-type="theme"/>
      </style:graphic-properties>
      <style:paragraph-properties style:writing-mode="lr-tb"/>
    </style:style>
    <style:style style:name="gr6" style:family="graphic" style:parent-style-name="standard">
      <style:graphic-properties draw:stroke="solid" svg:stroke-width="0.035cm" svg:stroke-color="#42719b" draw:stroke-linejoin="miter" svg:stroke-linecap="butt" draw:fill="solid" draw:fill-color="#00b050" draw:textarea-horizontal-align="justify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 loext:decorative="false"/>
    </style:style>
    <style:style style:name="gr7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 draw:shadow="visible" draw:shadow-offset-x="0.074cm" draw:shadow-offset-y="0.074cm" draw:shadow-color="#ffffff" draw:shadow-opacity="100%" loext:shadow-blur="0.141cm" style:writing-mode="lr-tb" loext:decorative="false"/>
      <style:paragraph-properties style:writing-mode="lr-tb"/>
    </style:style>
    <style:style style:name="gr8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9" style:family="graphic" style:parent-style-name="standard">
      <style:graphic-properties draw:stroke="solid" svg:stroke-width="0.035cm" svg:stroke-color="#42719b" draw:stroke-linejoin="miter" svg:stroke-linecap="butt" draw:fill="none" loext:fill-use-slide-background="false" draw:textarea-horizontal-align="justify" draw:textarea-vertical-align="middle" draw:auto-grow-height="false" draw:fit-to-size="false" style:shrink-to-fit="false" fo:min-height="9.991cm" fo:min-width="17.438cm" fo:padding-top="0.127cm" fo:padding-bottom="0.127cm" fo:padding-left="0.254cm" fo:padding-right="0.254cm" fo:wrap-option="wrap" loext:decorative="false"/>
    </style:style>
    <style:style style:name="gr10" style:family="graphic" style:parent-style-name="standard" style:list-style-name="L2">
      <style:graphic-properties draw:stroke="none" svg:stroke-width="0cm" draw:fill="solid" draw:fill-color="#ffffff" draw:textarea-horizontal-align="justify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 style:writing-mode="lr-tb" loext:decorative="false">
        <loext:fill-complex-color loext:theme-type="light1" loext:color-type="theme"/>
      </style:graphic-properties>
      <style:paragraph-properties style:writing-mode="lr-tb"/>
    </style:style>
    <style:style style:name="gr11" style:family="graphic" style:parent-style-name="塗りつぶしなし線なしオブジェクト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2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13" style:family="graphic" style:parent-style-name="standard">
      <style:graphic-properties draw:stroke="solid" svg:stroke-width="0.035cm" svg:stroke-color="#42719b" draw:stroke-linejoin="miter" svg:stroke-linecap="butt" draw:fill="none" loext:fill-use-slide-background="false" draw:textarea-horizontal-align="justify" draw:textarea-vertical-align="middle" draw:auto-grow-height="false" draw:fit-to-size="false" style:shrink-to-fit="false" fo:min-height="4.68cm" fo:min-width="17.387cm" fo:padding-top="0.127cm" fo:padding-bottom="0.127cm" fo:padding-left="0.254cm" fo:padding-right="0.254cm" fo:wrap-option="wrap" loext:decorative="false"/>
    </style:style>
    <style:style style:name="gr14" style:family="graphic" style:parent-style-name="standard" style:list-style-name="L2">
      <style:graphic-properties draw:stroke="none" svg:stroke-width="0cm" draw:fill="solid" draw:fill-color="#ffffff" loext:fill-use-slide-background="false" draw:textarea-horizontal-align="justify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15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1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949cm" fo:min-width="0cm" loext:decorative="false"/>
      <style:paragraph-properties style:writing-mode="lr-tb"/>
    </style:style>
    <style:style style:name="gr17" style:family="graphic" style:parent-style-name="塗りつぶしなし線なしオブジェクト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8" style:family="graphic" style:parent-style-name="standard">
      <style:graphic-properties draw:textarea-horizontal-align="justify" draw:textarea-vertical-align="middle" draw:auto-grow-height="false" fo:min-height="0.25cm" fo:min-width="3.438cm" loext:decorative="false"/>
    </style:style>
    <style:style style:name="gr19" style:family="graphic" style:parent-style-name="standard">
      <style:graphic-properties draw:stroke="none" svg:stroke-color="#3465a4" draw:fill="solid" draw:fill-color="#ffffff" draw:opacity="20%" draw:textarea-horizontal-align="left" draw:auto-grow-height="true" draw:auto-grow-width="false" fo:min-height="2.212cm" fo:min-width="0cm" loext:decorative="false"/>
      <style:paragraph-properties style:writing-mode="lr-tb"/>
    </style:style>
    <style:style style:name="gr20" style:family="graphic" style:parent-style-name="standard">
      <style:graphic-properties draw:textarea-horizontal-align="justify" draw:textarea-vertical-align="middle" draw:auto-grow-height="false" fo:min-height="0.25cm" fo:min-width="4.313cm" loext:decorative="false"/>
    </style:style>
    <style:style style:name="gr21" style:family="graphic" style:parent-style-name="standard">
      <style:graphic-properties draw:stroke="none" svg:stroke-color="#000000" draw:fill="solid" draw:fill-color="#ffffff" draw:opacity="20%" draw:textarea-horizontal-align="left" draw:auto-grow-height="true" draw:auto-grow-width="true" fo:min-height="1.593cm" fo:min-width="4.765cm" loext:decorative="false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4cm" fo:min-width="1.441cm" loext:decorative="false"/>
      <style:paragraph-properties style:writing-mode="lr-tb"/>
    </style:style>
    <style:style style:name="gr23" style:family="graphic" style:parent-style-name="塗りつぶしなし線なしオブジェクト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83cm" fo:min-width="14.455cm" loext:decorative="false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31cm" fo:min-width="6.327cm" loext:decorative="false"/>
      <style:paragraph-properties style:writing-mode="lr-tb"/>
    </style:style>
    <style:style style:name="gr26" style:family="graphic" style:parent-style-name="standard" style:list-style-name="L2">
      <style:graphic-properties draw:stroke="none" svg:stroke-width="0cm" draw:fill="none" loext:fill-use-slide-background="false" draw:opacity="0%" draw:textarea-horizontal-align="justify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27" style:family="graphic">
      <style:graphic-properties style:protect="size" loext:decorative="false"/>
    </style:style>
    <style:style style:name="pr1" style:family="presentation" style:parent-style-name="TITLE-notes" style:list-style-name="L5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2.523cm" fo:padding-top="0.254cm" fo:padding-bottom="0.254cm" fo:padding-left="0.254cm" fo:padding-right="0.254cm" fo:wrap-option="wrap" loext:decorative="false"/>
      <style:paragraph-properties style:writing-mode="lr-tb"/>
    </style:style>
    <style:style style:name="P1" style:family="paragraph">
      <loext:graphic-properties draw:fill="none"/>
      <style:paragraph-properties fo:text-align="center" style:font-independent-line-spacing="true"/>
      <style:text-properties fo:font-size="14pt"/>
    </style:style>
    <style:style style:name="P2" style:family="paragraph">
      <style:paragraph-properties fo:margin-left="0cm" fo:margin-right="0cm" fo:margin-top="0cm" fo:margin-bottom="0cm" fo:line-height="100%" fo:text-align="center" fo:text-indent="0cm" loext:tab-stop-distance="0cm" style:writing-mode="lr-tb">
        <style:tab-stops>
          <style:tab-stop style:position="0cm"/>
        </style:tab-stops>
      </style:paragraph-properties>
      <style:text-properties fo:font-size="14pt" fo:background-color="#ffffff"/>
    </style:style>
    <style:style style:name="P3" style:family="paragraph">
      <loext:graphic-properties draw:fill="solid" draw:fill-color="#ffffff" draw:opacity="100%"/>
      <style:paragraph-properties fo:margin-left="0cm" fo:margin-right="0cm" fo:margin-top="0cm" fo:margin-bottom="0cm" fo:line-height="100%" fo:text-align="center" fo:text-indent="0cm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14pt" fo:background-color="#ffffff"/>
    </style:style>
    <style:style style:name="P4" style:family="paragraph">
      <style:paragraph-properties fo:margin-left="0cm" fo:margin-right="0cm" fo:margin-top="0cm" fo:margin-bottom="0cm" fo:line-height="100%" fo:text-align="center" fo:text-indent="0cm" loext:tab-stop-distance="0cm" style:writing-mode="lr-tb">
        <style:tab-stops>
          <style:tab-stop style:position="0cm"/>
        </style:tab-stops>
      </style:paragraph-properties>
      <style:text-properties fo:font-size="14pt"/>
    </style:style>
    <style:style style:name="P5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6" style:family="paragraph">
      <style:paragraph-properties fo:margin-left="0cm" fo:margin-right="0cm" fo:margin-top="0cm" fo:margin-bottom="0cm" fo:line-height="100%" fo:text-align="center" fo:text-indent="0cm" loext:tab-stop-distance="0cm" style:writing-mode="lr-tb">
        <style:tab-stops>
          <style:tab-stop style:position="0cm"/>
        </style:tab-stops>
      </style:paragraph-properties>
      <style:text-properties fo:font-size="14pt" fo:background-color="transparent"/>
    </style:style>
    <style:style style:name="P7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14pt" fo:background-color="transparent"/>
    </style:style>
    <style:style style:name="P8" style:family="paragraph">
      <loext:graphic-properties draw:fill="solid" draw:fill-color="#00b050"/>
      <style:paragraph-properties fo:text-align="center" style:font-independent-line-spacing="true"/>
      <style:text-properties fo:font-size="14pt"/>
    </style:style>
    <style:style style:name="P9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  <style:text-properties fo:font-size="12pt" style:font-size-asian="12pt" style:font-size-complex="12pt"/>
    </style:style>
    <style:style style:name="P10" style:family="paragraph">
      <loext:graphic-properties draw:fill="none"/>
      <style:paragraph-properties fo:margin-left="0cm" fo:margin-right="0cm" fo:margin-top="0cm" fo:margin-bottom="0cm" fo:line-height="100%" fo:text-align="start" fo:text-indent="0cm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12pt" style:font-size-asian="12pt" style:font-size-complex="12pt"/>
    </style:style>
    <style:style style:name="P11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  <style:text-properties fo:font-size="14pt"/>
    </style:style>
    <style:style style:name="P12" style:family="paragraph">
      <loext:graphic-properties draw:fill="none"/>
      <style:paragraph-properties fo:margin-left="0cm" fo:margin-right="0cm" fo:margin-top="0cm" fo:margin-bottom="0cm" fo:line-height="100%" fo:text-align="start" fo:text-indent="0cm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13" style:family="paragraph">
      <loext:graphic-properties draw:fill="none"/>
      <style:paragraph-properties fo:text-align="start"/>
      <style:text-properties fo:font-size="18pt"/>
    </style:style>
    <style:style style:name="P14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14pt" fo:background-color="#ffffff"/>
    </style:style>
    <style:style style:name="P15" style:family="paragraph">
      <style:paragraph-properties fo:margin-left="0cm" fo:margin-right="0cm" fo:margin-top="0.1cm" fo:margin-bottom="0.1cm" fo:line-height="100%" fo:text-align="start" fo:text-indent="0cm" loext:tab-stop-distance="0cm" style:writing-mode="lr-tb">
        <style:tab-stops>
          <style:tab-stop style:position="0cm"/>
        </style:tab-stops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游ゴシック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6" style:family="paragraph">
      <loext:graphic-properties draw:fill="none"/>
      <style:paragraph-properties fo:margin-left="0cm" fo:margin-right="0cm" fo:margin-top="0.1cm" fo:margin-bottom="0.1cm" fo:line-height="100%" fo:text-align="start" fo:text-indent="0cm" loext:tab-stop-distance="0cm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游ゴシック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7" style:family="paragraph">
      <style:paragraph-properties fo:margin-left="0cm" fo:margin-right="0cm" fo:margin-top="0cm" fo:margin-bottom="0cm" fo:line-height="100%" fo:text-indent="0cm"/>
    </style:style>
    <style:style style:name="P18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fo:color="#002060" loext:opacity="100%" style:text-outline="false" style:text-line-through-style="none" style:text-line-through-type="none" style:font-name="メイリオ" fo:font-size="18pt" fo:font-style="normal" fo:text-shadow="none" style:text-underline-style="none" fo:font-weight="bold" style:letter-kerning="true" style:font-name-asian="メイリオ" style:font-size-asian="18pt" style:font-style-asian="normal" style:font-weight-asian="bold" style:font-name-complex="Lucida Sans" style:font-size-complex="18pt" style:font-style-complex="normal" style:font-weight-complex="bold" style:text-emphasize="none" style:font-relief="none" style:text-overline-style="none" style:text-overline-color="font-color"/>
    </style:style>
    <style:style style:name="P19" style:family="paragraph">
      <loext:graphic-properties draw:fill="none"/>
      <style:paragraph-properties fo:text-align="center"/>
    </style:style>
    <style:style style:name="P20" style:family="paragraph">
      <style:paragraph-properties fo:text-align="center"/>
    </style:style>
    <style:style style:name="P21" style:family="paragraph">
      <style:paragraph-properties fo:text-align="start"/>
    </style:style>
    <style:style style:name="P22" style:family="paragraph">
      <loext:graphic-properties draw:fill="solid" draw:fill-color="#ffffff" draw:opacity="20%"/>
      <style:paragraph-properties fo:text-align="start"/>
      <style:text-properties fo:color="#002060" loext:opacity="100%" style:font-name="メイリオ" fo:font-size="14pt" fo:font-weight="bold" style:font-name-asian="メイリオ" style:font-size-asian="14pt" style:font-size-complex="14pt"/>
    </style:style>
    <style:style style:name="P23" style:family="paragraph">
      <loext:graphic-properties draw:fill="solid" draw:fill-color="#ffffff" draw:opacity="20%"/>
      <style:text-properties fo:color="#002060" loext:opacity="100%" style:font-name="メイリオ" fo:font-size="15pt" fo:font-weight="bold" style:font-name-asian="メイリオ" style:font-size-asian="15pt" style:font-weight-asian="bold" style:font-size-complex="15pt" style:font-weight-complex="bold"/>
    </style:style>
    <style:style style:name="P24" style:family="paragraph">
      <loext:graphic-properties draw:fill="none" draw:fill-color="#ffffff"/>
      <style:text-properties fo:color="#002060" loext:opacity="100%" style:font-name="メイリオ" fo:font-weight="bold"/>
    </style:style>
    <style:style style:name="P25" style:family="paragraph">
      <loext:graphic-properties draw:fill="none"/>
      <style:paragraph-properties fo:text-align="center"/>
      <style:text-properties fo:color="#002060" loext:opacity="100%" style:font-name="メイリオ" fo:font-weight="bold" style:font-name-asian="メイリオ" style:font-weight-asian="bold" style:font-weight-complex="bold"/>
    </style:style>
    <style:style style:name="P26" style:family="paragraph">
      <loext:graphic-properties draw:fill="none"/>
      <style:paragraph-properties fo:text-align="center"/>
      <style:text-properties fo:color="#002060" loext:opacity="100%" style:font-name="メイリオ" fo:font-style="normal" fo:font-weight="bold" style:font-name-asian="メイリオ" style:font-style-asian="normal" style:font-weight-asian="bold" style:font-style-complex="normal" style:font-weight-complex="bold"/>
    </style:style>
    <style:style style:name="P27" style:family="paragraph">
      <loext:graphic-properties draw:fill="none" draw:fill-color="#ffffff"/>
      <style:text-properties fo:color="#002060" loext:opacity="100%" style:font-name="メイリオ" fo:font-size="14pt" fo:font-weight="bold" style:font-name-asian="メイリオ" style:font-size-asian="14pt" style:font-weight-asian="bold" style:font-size-complex="14pt" style:font-weight-complex="bold"/>
    </style:style>
    <style:style style:name="P28" style:family="paragraph">
      <loext:graphic-properties draw:fill="none" draw:fill-color="#ffffff"/>
      <style:text-properties fo:font-size="10pt" style:font-size-asian="10pt" style:font-size-complex="10pt"/>
    </style:style>
    <style:style style:name="P29" style:family="paragraph">
      <loext:graphic-properties draw:fill="none" draw:opacity="0%"/>
      <style:paragraph-properties fo:margin-left="0cm" fo:margin-right="0cm" fo:margin-top="0cm" fo:margin-bottom="0cm" fo:line-height="100%" fo:text-align="start" fo:text-indent="0cm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30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fo:font-variant="normal" fo:text-transform="none" fo:color="#002060" loext:opacity="100%" style:text-outline="false" style:text-line-through-style="none" style:text-line-through-type="none" style:text-position="0% 100%" style:font-name="Meiryo" fo:font-size="20pt" fo:letter-spacing="normal" fo:font-style="normal" style:text-underline-style="none" fo:font-weight="bold" fo:background-color="#ffffff" style:font-name-asian="Meiryo" style:font-size-asian="20pt" style:language-asian="ja" style:country-asian="JP" style:font-style-asian="normal" style:font-weight-asian="bold" style:font-name-complex="Meiryo" style:font-size-complex="20pt" style:font-style-complex="normal" style:font-weight-complex="bold"/>
    </style:style>
    <style:style style:name="T2" style:family="text">
      <style:text-properties fo:font-variant="normal" fo:text-transform="none" fo:color="#002060" loext:opacity="100%" style:text-outline="false" style:text-line-through-style="none" style:text-line-through-type="none" style:text-position="0% 100%" style:font-name="Meiryo" fo:font-size="20pt" fo:letter-spacing="normal" fo:font-style="normal" style:text-underline-style="none" fo:font-weight="bold" fo:background-color="transparent" style:font-name-asian="Meiryo" style:font-size-asian="20pt" style:language-asian="ja" style:country-asian="JP" style:font-style-asian="normal" style:font-weight-asian="bold" style:font-name-complex="Meiryo" style:font-size-complex="20pt" style:font-style-complex="normal" style:font-weight-complex="bold"/>
    </style:style>
    <style:style style:name="T3" style:family="text">
      <style:text-properties fo:font-variant="normal" fo:text-transform="none" fo:color="#cc0000" loext:opacity="100%" style:text-outline="false" style:text-line-through-style="none" style:text-line-through-type="none" style:text-position="0% 100%" style:font-name="Meiryo" fo:font-size="12pt" fo:letter-spacing="normal" fo:font-style="normal" style:text-underline-style="none" fo:font-weight="bold" fo:background-color="transparent" style:font-name-asian="Meiryo" style:font-size-asian="12pt" style:language-asian="ja" style:country-asian="JP" style:font-style-asian="normal" style:font-weight-asian="bold" style:font-name-complex="Meiryo" style:font-size-complex="12pt" style:font-style-complex="normal" style:font-weight-complex="bold"/>
    </style:style>
    <style:style style:name="T4" style:family="text">
      <style:text-properties fo:font-variant="normal" fo:text-transform="none" fo:color="#cc0000" loext:opacity="100%" style:text-outline="false" style:text-line-through-style="none" style:text-line-through-type="none" style:text-position="0% 100%" style:font-name="Meiryo" fo:font-size="14pt" fo:letter-spacing="normal" fo:font-style="normal" style:text-underline-style="none" fo:font-weight="bold" fo:background-color="transparent" style:font-name-asian="Meiryo" style:font-size-asian="14pt" style:language-asian="ja" style:country-asian="JP" style:font-style-asian="normal" style:font-weight-asian="bold" style:font-name-complex="Meiryo" style:font-size-complex="14pt" style:font-style-complex="normal" style:font-weight-complex="bold"/>
    </style:style>
    <style:style style:name="T5" style:family="text">
      <style:text-properties fo:font-variant="normal" fo:text-transform="none" fo:color="#002060" loext:opacity="100%" style:text-outline="false" style:text-line-through-style="none" style:text-line-through-type="none" style:text-position="0% 100%" style:font-name="Meiryo" fo:font-size="14pt" fo:letter-spacing="normal" fo:font-style="normal" fo:text-shadow="none" style:text-underline-style="none" fo:font-weight="bold" style:letter-kerning="true" fo:background-color="transparent" style:font-name-asian="Meiryo" style:font-size-asian="14pt" style:language-asian="ja" style:country-asian="JP" style:font-style-asian="normal" style:font-weight-asian="bold" style:font-name-complex="Meiryo" style:font-size-complex="14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002060" loext:opacity="100%" style:text-outline="false" style:text-line-through-style="none" style:text-line-through-type="none" style:text-position="0% 100%" style:font-name="Meiryo" fo:font-size="12pt" fo:letter-spacing="normal" fo:font-style="normal" fo:text-shadow="none" style:text-underline-style="none" fo:font-weight="bold" style:letter-kerning="true" fo:background-color="transparent" style:font-name-asian="Meiryo" style:font-size-asian="12pt" style:language-asian="ja" style:country-asian="JP" style:font-style-asian="normal" style:font-weight-asian="bold" style:font-name-complex="Meiryo" style:font-size-complex="12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002060" loext:opacity="100%" style:text-outline="false" style:text-line-through-style="none" style:text-line-through-type="none" style:font-name="メイリオ" fo:font-size="14pt" fo:font-style="normal" fo:text-shadow="none" style:text-underline-style="none" fo:font-weight="bold" style:letter-kerning="true" style:font-name-asian="メイリオ" style:font-size-asian="14pt" style:font-style-asian="normal" style:font-weight-asian="bold" style:font-name-complex="Lucida Sans" style:font-size-complex="14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color="#002060" loext:opacity="100%" style:font-name="メイリオ" fo:font-size="14pt" fo:font-weight="bold" style:font-name-asian="メイリオ" style:font-size-asian="14pt" style:font-size-complex="14pt"/>
    </style:style>
    <style:style style:name="T9" style:family="text">
      <style:text-properties fo:color="#002060" loext:opacity="100%" style:font-name="メイリオ" fo:font-size="14pt" fo:font-weight="bold" style:font-name-asian="メイリオ" style:font-size-asian="14pt" style:font-weight-asian="bold" style:font-size-complex="14pt" style:font-weight-complex="bold"/>
    </style:style>
    <style:style style:name="T10" style:family="text">
      <style:text-properties fo:color="#002060" loext:opacity="100%" style:font-name="メイリオ" fo:font-size="15pt" fo:font-weight="bold" style:font-name-asian="メイリオ" style:font-size-asian="15pt" style:font-weight-asian="bold" style:font-size-complex="15pt" style:font-weight-complex="bold"/>
    </style:style>
    <style:style style:name="T11" style:family="text">
      <style:text-properties fo:color="#002060" loext:opacity="100%" style:font-name="メイリオ" fo:font-weight="bold"/>
    </style:style>
    <style:style style:name="T12" style:family="text">
      <style:text-properties fo:color="#002060" loext:opacity="100%" style:font-name="メイリオ" fo:font-weight="bold" style:font-name-asian="メイリオ" style:font-weight-asian="bold" style:font-weight-complex="bold"/>
    </style:style>
    <style:style style:name="T13" style:family="text">
      <style:text-properties fo:color="#002060" loext:opacity="100%" style:font-name="メイリオ" fo:font-style="normal" fo:font-weight="bold" style:font-name-asian="メイリオ" style:font-style-asian="normal" style:font-weight-asian="bold" style:font-style-complex="normal" style:font-weight-complex="bold"/>
    </style:style>
    <style:style style:name="T14" style:family="text">
      <style:text-properties fo:color="#002060" loext:opacity="100%" style:font-name="メイリオ" fo:font-size="10pt" fo:font-weight="bold" style:font-name-asian="メイリオ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number text:level="1" style:num-suffix=")" style:num-format="a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a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a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a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a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a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a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a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a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a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5">
      <text:list-level-style-bullet text:level="1" text:bullet-char="●">
        <style:list-level-properties text:space-before="0.441cm" text:min-label-width="0.829cm"/>
        <style:text-properties fo:font-family="Open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custom-shape draw:name="Google Shape;85;p1" draw:style-name="gr1" draw:text-style-name="P1" draw:layer="layout" svg:width="17.978cm" svg:height="5.61cm" svg:x="0.553cm" svg:y="2.358cm">
          <text:p/>
          <draw:enhanced-geometry draw:mirror-horizontal="false" draw:mirror-vertical="false" svg:viewBox="0 0 0 0" draw:text-areas="?f5 ?f5 ?f6 ?f7" draw:type="ooxml-roundRect" draw:modifiers="1222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86;p1" draw:style-name="gr2" draw:text-style-name="P3" draw:layer="layout" svg:width="3.362cm" svg:height="1.102cm" svg:x="1cm" svg:y="1.9cm">
          <text:p text:style-name="P2"><text:span text:style-name="T1">はじめに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7;p1" draw:style-name="gr3" draw:text-style-name="P1" draw:layer="layout" svg:width="8.319cm" svg:height="1.941cm" svg:x="0.553cm" svg:y="8.559cm">
          <text:p/>
          <draw:enhanced-geometry draw:mirror-horizontal="false" draw:mirror-vertical="false" svg:viewBox="0 0 0 0" draw:text-areas="?f5 ?f5 ?f6 ?f7" draw:type="ooxml-roundRect" draw:modifiers="22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88;p1" draw:style-name="gr4" draw:text-style-name="P5" draw:layer="layout" svg:width="1.937cm" svg:height="1.102cm" svg:x="0.75cm" svg:y="8.006cm">
          <text:p text:style-name="P4"><text:span text:style-name="T2">目的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9;p1" draw:style-name="gr1" draw:text-style-name="P1" draw:layer="layout" svg:width="8.365cm" svg:height="2.184cm" svg:x="10.149cm" svg:y="8.558cm">
          <text:p/>
          <draw:enhanced-geometry draw:mirror-horizontal="false" draw:mirror-vertical="false" svg:viewBox="0 0 0 0" draw:text-areas="?f5 ?f5 ?f6 ?f7" draw:type="ooxml-roundRect" draw:modifiers="2353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90;p1" draw:style-name="gr5" draw:text-style-name="P7" draw:layer="layout" svg:width="1.937cm" svg:height="1.102cm" svg:x="10.348cm" svg:y="8.01cm">
          <text:p text:style-name="P6"><text:span text:style-name="T2">結論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1;p1" draw:style-name="gr6" draw:text-style-name="P8" draw:layer="layout" svg:width="0.793cm" svg:height="1.128cm" svg:x="9.185cm" svg:y="9.045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range-y-maximum="100000" draw:handle-position="0 ?f8" draw:handle-range-y-minimum="0"/>
            <draw:handle draw:handle-position="?f5 0" draw:handle-range-x-maximum="?f1" draw:handle-range-x-minimum="0"/>
          </draw:enhanced-geometry>
        </draw:custom-shape>
        <draw:custom-shape draw:name="Google Shape;94;p1" draw:style-name="gr7" draw:text-style-name="P10" draw:layer="layout" svg:width="8.02cm" svg:height="1.779cm" svg:x="10.39cm" svg:y="8.781cm">
          <text:p text:style-name="P9"><text:span text:style-name="T3">提案した手法では圧縮率を向上させることができた。特に</text:span><text:span text:style-name="T3">RGB</text:span><text:span text:style-name="T3">同士の差分の相関を利用したものが有効的だった。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6;p1" draw:style-name="gr8" draw:text-style-name="P12" draw:layer="layout" svg:width="8.093cm" svg:height="1.441cm" svg:x="0.779cm" svg:y="8.834cm">
          <text:p text:style-name="P11"><text:span text:style-name="T4">従来の</text:span><text:span text:style-name="T4">PNG</text:span><text:span text:style-name="T4">の圧縮率を向上させる方式を提案する。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8;p1" draw:style-name="gr9" draw:text-style-name="P1" draw:layer="layout" svg:width="17.978cm" svg:height="10.277cm" svg:x="0.553cm" svg:y="17cm">
          <text:p/>
          <draw:enhanced-geometry draw:mirror-horizontal="false" draw:mirror-vertical="false" svg:viewBox="0 0 0 0" draw:text-areas="?f5 ?f5 ?f6 ?f7" draw:type="ooxml-roundRect" draw:modifiers="536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00;p1" draw:style-name="gr10" draw:text-style-name="P5" draw:layer="layout" svg:width="2.2cm" svg:height="1.102cm" svg:x="0.8cm" svg:y="16.5cm">
          <text:p text:style-name="P4"><text:span text:style-name="T2">結果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07;p1" draw:style-name="gr11" draw:text-style-name="P13" draw:layer="layout" svg:width="1.325cm" svg:height="1.481cm" svg:x="0.485cm" svg:y="0.182cm">
          <draw:image xlink:href="Pictures/100000010000003B0000004245FB6E76.png" xlink:type="simple" xlink:show="embed" xlink:actuate="onLoad" draw:mime-type="image/png">
            <text:p/>
          </draw:image>
        </draw:frame>
        <draw:custom-shape draw:name="Google Shape;111;p1" draw:style-name="gr12" draw:text-style-name="P12" draw:layer="layout" svg:width="6.362cm" svg:height="1.102cm" svg:x="11.5cm" svg:y="1.258cm">
          <text:p text:style-name="P11"><text:span text:style-name="T2">年</text:span><text:span text:style-name="T2">-</text:span><text:span text:style-name="T2">組</text:span><text:span text:style-name="T2">-</text:span><text:span text:style-name="T2">番号 名前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2;p1" draw:style-name="gr13" draw:text-style-name="P1" draw:layer="layout" svg:width="17.961cm" svg:height="5cm" svg:x="0.553cm" svg:y="11.248cm">
          <text:p/>
          <draw:enhanced-geometry draw:mirror-horizontal="false" draw:mirror-vertical="false" svg:viewBox="0 0 0 0" draw:text-areas="?f5 ?f5 ?f6 ?f7" draw:type="ooxml-roundRect" draw:modifiers="22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13;p1" draw:style-name="gr14" draw:text-style-name="P14" draw:layer="layout" svg:width="2.285cm" svg:height="1.102cm" svg:x="0.715cm" svg:y="10.775cm">
          <text:p text:style-name="P2"><text:span text:style-name="T1">方法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5;p1" draw:style-name="gr15" draw:text-style-name="P16" draw:layer="layout" svg:width="17.582cm" svg:height="4.413cm" svg:x="0.932cm" svg:y="11.675cm">
          <text:list text:style-name="L3">
            <text:list-item>
              <text:p text:style-name="P15"><text:span text:style-name="T5">差分データのエントロピーが最も小さくなるフィルタを選択する</text:span><text:span text:style-name="T5">(</text:span><text:span text:style-name="T6">従来は各画素値と</text:span><text:span text:style-name="T6">128</text:span><text:span text:style-name="T6">との差の絶対値の和が最大となるフィルタを選択していた</text:span><text:span text:style-name="T5">)</text:span></text:p>
            </text:list-item>
            <text:list-item>
              <text:p text:style-name="P15"><text:span text:style-name="T5">Lossless JPEG</text:span><text:span text:style-name="T5">において定義されている</text:span><text:span text:style-name="T5">4</text:span><text:span text:style-name="T5">種類のフィルタを追加</text:span></text:p>
            </text:list-item>
            <text:list-item>
              <text:p text:style-name="P15"><text:span text:style-name="T5">R</text:span><text:span text:style-name="T5">チャンネルと</text:span><text:span text:style-name="T5">B</text:span><text:span text:style-name="T5">チャンネルの予測値に</text:span><text:span text:style-name="T5">G</text:span><text:span text:style-name="T5">チャンネルでの差分を加算する</text:span></text:p>
            </text:list-item>
          </text:list>
          <text:p text:style-name="P15"><text:span text:style-name="T5">自然画像とスクリーンショットそれぞれ</text:span><text:span text:style-name="T5">100</text:span><text:span text:style-name="T5">枚を対象とし、</text:span><text:span text:style-name="T5">a,b,c</text:span><text:span text:style-name="T5">を組み合わせて圧縮し従来方法と比べ、その効果を評価する。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6" draw:text-style-name="P18" draw:layer="layout" svg:width="17.5cm" svg:height="3.199cm" svg:x="1cm" svg:y="3cm">
          <draw:text-box>
            <text:p text:style-name="P17"><text:span text:style-name="T7">PNG</text:span><text:span text:style-name="T7">は、画像データの各行に対して </text:span><text:span text:style-name="T7">5</text:span><text:span text:style-name="T7">種類の予測フィルタから</text:span><text:span text:style-name="T7">1</text:span><text:span text:style-name="T7">つ選択し</text:span></text:p>
            <text:p text:style-name="P17"><text:span text:style-name="T7">計算した予測値との差分データを</text:span><text:span text:style-name="T7">Deflate</text:span><text:span text:style-name="T7">圧縮する方式である。</text:span></text:p>
            <text:p text:style-name="P17"><text:span text:style-name="T7">フィルターの選択手法やフィルタの方式を見直し、圧縮率の向上を図った。</text:span></text:p>
          </draw:text-box>
        </draw:frame>
        <draw:frame draw:style-name="gr17" draw:text-style-name="P19" draw:layer="layout" svg:width="2.5cm" svg:height="2.5cm" svg:x="1cm" svg:y="5.362cm">
          <draw:image xlink:href="Pictures/100000010000015E0000015EE2FF418F.png" xlink:type="simple" xlink:show="embed" xlink:actuate="onLoad" draw:mime-type="image/png">
            <text:p/>
          </draw:image>
        </draw:frame>
        <draw:frame draw:style-name="gr17" draw:text-style-name="P19" draw:layer="layout" svg:width="2.5cm" svg:height="2.5cm" svg:x="9.6cm" svg:y="5.3cm">
          <draw:image xlink:href="Pictures/100000010000015E0000015EC75A29CC.png" xlink:type="simple" xlink:show="embed" xlink:actuate="onLoad" draw:mime-type="image/png">
            <text:p/>
          </draw:image>
        </draw:frame>
        <draw:custom-shape draw:style-name="gr18" draw:text-style-name="P20" draw:layer="layout" svg:width="4.5cm" svg:height="1cm" svg:x="12.3cm" svg:y="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9" draw:text-style-name="P22" draw:layer="layout" svg:width="5cm" svg:height="2.474cm" svg:x="12.3cm" svg:y="5.462cm">
          <draw:text-box>
            <text:p text:style-name="P20"><text:span text:style-name="T8">Deflate</text:span></text:p>
            <text:list text:style-name="L4">
              <text:list-item>
                <text:p text:style-name="P21"><text:span text:style-name="T8">LZ77</text:span></text:p>
              </text:list-item>
              <text:list-item>
                <text:p text:style-name="P21"><text:span text:style-name="T9">ハフマン符号化</text:span></text:p>
              </text:list-item>
            </text:list>
          </draw:text-box>
        </draw:frame>
        <draw:custom-shape draw:style-name="gr20" draw:text-style-name="P20" draw:layer="layout" svg:width="5.5cm" svg:height="1cm" svg:x="3.8cm" svg:y="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1" draw:text-style-name="P23" draw:layer="layout" svg:width="5.265cm" svg:height="1.843cm" svg:x="3.7cm" svg:y="5.6cm">
          <draw:text-box>
            <text:p><text:span text:style-name="T10">各行に</text:span></text:p>
            <text:p><text:span text:style-name="T10">フィルタ選択、適用</text:span></text:p>
          </draw:text-box>
        </draw:frame>
        <draw:frame draw:style-name="gr22" draw:text-style-name="P24" draw:layer="layout" svg:width="1.941cm" svg:height="1.204cm" svg:x="16.6cm" svg:y="6cm">
          <draw:text-box>
            <text:p><text:span text:style-name="T11">PNG</text:span></text:p>
          </draw:text-box>
        </draw:frame>
        <draw:frame draw:style-name="gr23" draw:text-style-name="P25" draw:layer="layout" svg:width="6.332cm" svg:height="3.8cm" svg:x="12.131cm" svg:y="19.298cm">
          <draw:image xlink:href="Pictures/200000350000319C00001DC5A532B3CE.svm" xlink:type="simple" xlink:show="embed" xlink:actuate="onLoad" draw:mime-type="image/x-svm">
            <text:p text:style-name="P20"><text:span text:style-name="T12">c</text:span></text:p>
            <text:p text:style-name="P20"><text:span text:style-name="T12">平均</text:span><text:span text:style-name="T12">: -11.26%</text:span></text:p>
            <text:p text:style-name="P20"><text:span text:style-name="T12"/></text:p>
            <text:p text:style-name="P20"><text:span text:style-name="T12"/></text:p>
          </draw:image>
          <draw:image xlink:href="Pictures/100000010000025900000169BADF0672.png" xlink:type="simple" xlink:show="embed" xlink:actuate="onLoad" draw:mime-type="image/png"/>
        </draw:frame>
        <draw:frame draw:style-name="gr23" draw:text-style-name="P25" draw:layer="layout" svg:width="6.335cm" svg:height="3.802cm" svg:x="6.4cm" svg:y="19.298cm">
          <draw:image xlink:href="Pictures/200000350000319C00001DC542AD3C75.svm" xlink:type="simple" xlink:show="embed" xlink:actuate="onLoad" draw:mime-type="image/x-svm">
            <text:p text:style-name="P20"><text:span text:style-name="T12">b</text:span></text:p>
            <text:p text:style-name="P20"><text:span text:style-name="T12">平均</text:span><text:span text:style-name="T12">: +0.62% </text:span></text:p>
            <text:p text:style-name="P20"><text:span text:style-name="T12"/></text:p>
            <text:p text:style-name="P20"><text:span text:style-name="T12"/></text:p>
          </draw:image>
          <draw:image xlink:href="Pictures/100000010000025900000169BADF0672.png" xlink:type="simple" xlink:show="embed" xlink:actuate="onLoad" draw:mime-type="image/png"/>
        </draw:frame>
        <draw:frame draw:style-name="gr23" draw:text-style-name="P25" draw:layer="layout" svg:width="6.336cm" svg:height="3.802cm" svg:x="0.597cm" svg:y="19.298cm">
          <draw:image xlink:href="Pictures/200000330000319C00001DC54064A994.svm" xlink:type="simple" xlink:show="embed" xlink:actuate="onLoad" draw:mime-type="image/x-svm">
            <text:p text:style-name="P20"><text:span text:style-name="T12">従来方法</text:span></text:p>
            <text:p text:style-name="P20"><text:span text:style-name="T12">平均</text:span><text:span text:style-name="T12">: 0</text:span></text:p>
            <text:p text:style-name="P20"><text:span text:style-name="T12"/></text:p>
            <text:p text:style-name="P20"><text:span text:style-name="T12"/></text:p>
          </draw:image>
          <draw:image xlink:href="Pictures/100000010000025900000169BADF0672.png" xlink:type="simple" xlink:show="embed" xlink:actuate="onLoad" draw:mime-type="image/png"/>
        </draw:frame>
        <draw:frame draw:style-name="gr23" draw:text-style-name="P25" draw:layer="layout" svg:width="6.336cm" svg:height="3.802cm" svg:x="12.097cm" svg:y="23.398cm">
          <draw:image xlink:href="Pictures/200000350000319C00001DC505D29B5C.svm" xlink:type="simple" xlink:show="embed" xlink:actuate="onLoad" draw:mime-type="image/x-svm">
            <text:p text:style-name="P20"><text:span text:style-name="T12">a,c</text:span></text:p>
            <text:p text:style-name="P20"><text:span text:style-name="T12">平均</text:span><text:span text:style-name="T12">: -11.75%</text:span></text:p>
            <text:p text:style-name="P20"><text:span text:style-name="T12"/></text:p>
            <text:p text:style-name="P20"><text:span text:style-name="T12"/></text:p>
          </draw:image>
          <draw:image xlink:href="Pictures/100000010000025900000169BADF0672.png" xlink:type="simple" xlink:show="embed" xlink:actuate="onLoad" draw:mime-type="image/png"/>
        </draw:frame>
        <draw:frame draw:style-name="gr23" draw:text-style-name="P25" draw:layer="layout" svg:width="6.336cm" svg:height="3.802cm" svg:x="6.397cm" svg:y="23.4cm">
          <draw:image xlink:href="Pictures/200000350000319C00001DC54EF09821.svm" xlink:type="simple" xlink:show="embed" xlink:actuate="onLoad" draw:mime-type="image/x-svm">
            <text:p text:style-name="P20"><text:span text:style-name="T12">a, b</text:span></text:p>
            <text:p text:style-name="P20"><text:span text:style-name="T12">平均</text:span><text:span text:style-name="T12">: -0.71%</text:span></text:p>
            <text:p text:style-name="P20"><text:span text:style-name="T12"/></text:p>
            <text:p text:style-name="P20"><text:span text:style-name="T12"/></text:p>
          </draw:image>
          <draw:image xlink:href="Pictures/100000010000025900000169BADF0672.png" xlink:type="simple" xlink:show="embed" xlink:actuate="onLoad" draw:mime-type="image/png"/>
        </draw:frame>
        <draw:frame draw:style-name="gr23" draw:text-style-name="P26" draw:layer="layout" svg:width="6.336cm" svg:height="3.802cm" svg:x="0.597cm" svg:y="23.398cm">
          <draw:image xlink:href="Pictures/200000350000319C00001DC58E28DFA1.svm" xlink:type="simple" xlink:show="embed" xlink:actuate="onLoad" draw:mime-type="image/x-svm">
            <text:p text:style-name="P20"><text:span text:style-name="T13">a</text:span></text:p>
            <text:p text:style-name="P20"><text:span text:style-name="T13">平均</text:span><text:span text:style-name="T13">: -0.73%</text:span></text:p>
            <text:p text:style-name="P20"><text:span text:style-name="T13"/></text:p>
            <text:p text:style-name="P20"><text:span text:style-name="T13"/></text:p>
          </draw:image>
          <draw:image xlink:href="Pictures/100000010000025900000169BADF0672.png" xlink:type="simple" xlink:show="embed" xlink:actuate="onLoad" draw:mime-type="image/png"/>
        </draw:frame>
        <draw:frame draw:style-name="gr24" draw:text-style-name="P27" draw:layer="layout" svg:width="14.955cm" svg:height="1.733cm" svg:x="0.991cm" svg:y="17.502cm">
          <draw:text-box>
            <text:p><text:span text:style-name="T9">従来と比べた各画像のファイルサイズの増減を降順にまとめた。</text:span></text:p>
            <text:p text:style-name="P17"><text:span text:style-name="T9">特に</text:span><text:span text:style-name="T9">c</text:span><text:span text:style-name="T9">は従来に比べ顕著な効果を示した。</text:span><text:span text:style-name="T9">a</text:span><text:span text:style-name="T9">も効果が確認できた。</text:span></text:p>
          </draw:text-box>
        </draw:frame>
        <draw:frame draw:style-name="gr25" draw:text-style-name="P28" draw:layer="layout" svg:width="6.827cm" svg:height="0.781cm" svg:x="11.706cm" svg:y="26.636cm">
          <draw:text-box>
            <text:p text:style-name="P17"><text:span text:style-name="T14">赤は自然画像、青はスクリーンショット</text:span></text:p>
          </draw:text-box>
        </draw:frame>
        <draw:custom-shape draw:name="Google Shape;84;p1" draw:style-name="gr26" draw:text-style-name="P29" draw:layer="layout" svg:width="14.213cm" svg:height="1.949cm" svg:x="2.287cm" svg:y="0.314cm">
          <text:p text:style-name="P11"><text:span text:style-name="T2">PNG</text:span><text:span text:style-name="T2">の圧縮率向上のためのフィルター手法</text:span></text:p>
          <text:p text:style-name="P11"><text:span text:style-name="T2">につい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81;p1:notes" presentation:style-name="pr1" draw:text-style-name="P30" draw:layer="layout" svg:width="15.306cm" svg:height="12.522cm" svg:x="1.913cm" svg:y="13.219cm" presentation:class="notes" presentation:placeholder="true" presentation:user-transformed="true">
            <draw:text-box/>
          </draw:frame>
          <draw:page-thumbnail draw:name="Google Shape;82;p1:notes" draw:style-name="gr27" draw:layer="layout" svg:width="12.755cm" svg:height="10.435cm" svg:x="3.19cm" svg:y="2.087cm" draw:page-number="1" presentation:class="page"/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/>
    <style:font-face style:name="Arial1" svg:font-family="Arial" style:font-pitch="variable"/>
    <style:font-face style:name="Calibri" svg:font-family="Calibri"/>
    <style:font-face style:name="Calibri1" svg:font-family="Calibri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modern" style:font-pitch="variable"/>
    <style:font-face style:name="Lucida Sans" svg:font-family="'Lucida Sans'" style:font-family-generic="system" style:font-pitch="variable"/>
    <style:font-face style:name="Lucida Sans1" svg:font-family="'Lucida Sans'" style:font-pitch="variable"/>
    <style:font-face style:name="Meiryo" svg:font-family="Meiryo"/>
    <style:font-face style:name="Meiryo1" svg:font-family="Meiryo" style:font-pitch="variable"/>
    <style:font-face style:name="Noto Sans" svg:font-family="'Noto Sans'" style:font-family-generic="roman" style:font-pitch="variable"/>
    <style:font-face style:name="Tahoma" svg:font-family="Tahoma" style:font-family-generic="modern" style:font-pitch="variable"/>
    <style:font-face style:name="Tahoma1" svg:font-family="Tahoma" style:font-family-generic="system" style:font-pitch="variable"/>
    <style:font-face style:name="Tahoma2" svg:font-family="Tahoma" style:font-pitch="variable"/>
    <style:font-face style:name="メイリオ" svg:font-family="メイリオ" style:font-family-generic="modern" style:font-pitch="variable"/>
    <style:font-face style:name="游ゴシック" svg:font-family="游ゴシック" style:font-family-generic="system" style:font-pitch="variable"/>
    <style:font-face style:name="游ゴシック1" svg:font-family="游ゴシック" style:font-pitch="variable"/>
    <style:font-face style:name="游ゴシック2" svg:font-family="游ゴシック" style:font-family-generic="modern" style:font-pitch="variable"/>
    <style:font-face style:name="游明朝" svg:font-family="游明朝" style:font-family-generic="modern" style:font-pitch="variable"/>
    <style:font-face style:name="游明朝1" svg:font-family="游明朝" style:font-family-generic="roman" style:font-pitch="variable"/>
    <style:font-face style:name="游明朝2" svg:font-family="游明朝" style:font-pitch="variable"/>
    <style:font-face style:name="游明朝3" svg:font-family="游明朝" style:font-family-generic="system" style:font-pitch="variable"/>
    <style:font-face style:name="ＭＳ Ｐゴシック" svg:font-family="'ＭＳ Ｐゴシック'" style:font-family-generic="modern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塗りつぶし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塗りつぶし_20__ff08_青_ff09_" draw:display-name="塗りつぶし （青）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塗りつぶし_ff08_緑_ff09_" draw:display-name="塗りつぶし（緑）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塗りつぶし_ff08_赤_ff09_" draw:display-name="塗りつぶし（赤）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塗りつぶし_ff08_黄_ff09_" draw:display-name="塗りつぶし（黄）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游明朝1" fo:font-size="24pt" fo:language="en" fo:country="US" style:font-name-asian="游明朝3" style:font-size-asian="24pt" style:language-asian="ja" style:country-asian="JP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游ゴシック" style:font-family-asian="游ゴシック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黄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Outlined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Outlined">
      <style:graphic-properties draw:stroke="dash"/>
    </style:style>
    <style:style style:name="Default_20_Paragraph_20_Font" style:display-name="Default Paragraph Font" style:family="graphic">
      <style:paragraph-properties fo:margin-left="0cm" fo:margin-right="0cm" fo:text-align="start" fo:text-indent="0cm" style:text-autospace="ideograph-alpha"/>
      <style:text-properties style:font-name="ＭＳ Ｐゴシック" fo:font-family="'ＭＳ Ｐゴシック'" style:font-family-generic="modern" style:font-pitch="variable" fo:font-size="12pt" fo:language="en" fo:country="US" style:font-name-asian="ＭＳ Ｐゴシック" style:font-family-asian="'ＭＳ Ｐゴシック'" style:font-family-generic-asian="modern" style:font-pitch-asian="variable" style:font-size-asian="12pt" style:language-asian="ja" style:country-asian="JP" style:font-name-complex="ＭＳ Ｐゴシック" style:font-family-complex="'ＭＳ Ｐゴシック'" style:font-family-generic-complex="modern" style:font-pitch-complex="variable" style:font-size-complex="12pt" style:language-complex="ar" style:country-complex="SA"/>
    </style:style>
    <style:style style:name="TITLE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游ゴシック" style:font-family-asian="游ゴシック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false" style:shrink-to-fit="true" style:writing-mode="lr-tb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游ゴシック" style:font-family-asian="游ゴシック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 style:writing-mode="lr-tb">
        <text:list-style style:name="TITL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VERTICAL_5f_TEXT-background" style:display-name="VERTICAL_TEXT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VERTICAL_5f_TEXT-backgroundobjects" style:display-name="VERTICAL_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ERTICAL_5f_TEXT-notes" style:display-name="VERTICAL_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游ゴシック" style:font-family-asian="游ゴシック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ERTICAL_5f_TEXT-outline1" style:display-name="VERTICAL_TEXT-outline1" style:family="presentation">
      <style:graphic-properties draw:stroke="none" draw:fill="none" draw:auto-grow-height="false" draw:fit-to-size="false" style:shrink-to-fit="true" style:writing-mode="lr-tb">
        <text:list-style style:name="VERTICAL_5f_TEXT-outline1" style:display-name="VERTICAL_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VERTICAL_5f_TEXT-outline2" style:display-name="VERTICAL_TEXT-outline2" style:family="presentation" style:parent-style-name="VERTICAL_5f_TEXT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VERTICAL_5f_TEXT-outline3" style:display-name="VERTICAL_TEXT-outline3" style:family="presentation" style:parent-style-name="VERTICAL_5f_TEXT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VERTICAL_5f_TEXT-outline4" style:display-name="VERTICAL_TEXT-outline4" style:family="presentation" style:parent-style-name="VERTICAL_5f_TEXT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VERTICAL_5f_TEXT-outline5" style:display-name="VERTICAL_TEXT-outline5" style:family="presentation" style:parent-style-name="VERTICAL_5f_TEXT-outline4">
      <style:paragraph-properties fo:margin-top="0.1cm" fo:margin-bottom="0cm"/>
      <style:text-properties fo:font-size="20pt" style:font-size-asian="20pt" style:font-size-complex="20pt"/>
    </style:style>
    <style:style style:name="VERTICAL_5f_TEXT-outline6" style:display-name="VERTICAL_TEXT-outline6" style:family="presentation" style:parent-style-name="VERTICAL_5f_TEXT-outline5">
      <style:paragraph-properties fo:margin-top="0.1cm" fo:margin-bottom="0cm"/>
      <style:text-properties fo:font-size="20pt" style:font-size-asian="20pt" style:font-size-complex="20pt"/>
    </style:style>
    <style:style style:name="VERTICAL_5f_TEXT-outline7" style:display-name="VERTICAL_TEXT-outline7" style:family="presentation" style:parent-style-name="VERTICAL_5f_TEXT-outline6">
      <style:paragraph-properties fo:margin-top="0.1cm" fo:margin-bottom="0cm"/>
      <style:text-properties fo:font-size="20pt" style:font-size-asian="20pt" style:font-size-complex="20pt"/>
    </style:style>
    <style:style style:name="VERTICAL_5f_TEXT-outline8" style:display-name="VERTICAL_TEXT-outline8" style:family="presentation" style:parent-style-name="VERTICAL_5f_TEXT-outline7">
      <style:paragraph-properties fo:margin-top="0.1cm" fo:margin-bottom="0cm"/>
      <style:text-properties fo:font-size="20pt" style:font-size-asian="20pt" style:font-size-complex="20pt"/>
    </style:style>
    <style:style style:name="VERTICAL_5f_TEXT-outline9" style:display-name="VERTICAL_TEXT-outline9" style:family="presentation" style:parent-style-name="VERTICAL_5f_TEXT-outline8">
      <style:paragraph-properties fo:margin-top="0.1cm" fo:margin-bottom="0cm"/>
      <style:text-properties fo:font-size="20pt" style:font-size-asian="20pt" style:font-size-complex="20pt"/>
    </style:style>
    <style:style style:name="VERTICAL_5f_TEXT-subtitle" style:display-name="VERTICAL_TEXT-subtitle" style:family="presentation">
      <style:graphic-properties draw:stroke="none" draw:fill="none" draw:textarea-vertical-align="middle">
        <text:list-style style:name="VERTICAL_5f_TEXT-subtitle" style:display-name="VERTICAL_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游ゴシック" style:font-family-asian="游ゴシック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ERTICAL_5f_TEXT-title" style:display-name="VERTICAL_TEXT-title" style:family="presentation">
      <style:graphic-properties draw:stroke="none" draw:fill="none" draw:textarea-vertical-align="middle" style:writing-mode="lr-tb">
        <text:list-style style:name="VERTICAL_5f_TEXT-title" style:display-name="VERTICAL_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VERTICAL_5f_TITLE_5f_AND_5f_VERTICAL_5f_TEXT-background" style:display-name="VERTICAL_TITLE_AND_VERTICAL_TEXT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VERTICAL_5f_TITLE_5f_AND_5f_VERTICAL_5f_TEXT-backgroundobjects" style:display-name="VERTICAL_TITLE_AND_VERTICAL_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ERTICAL_5f_TITLE_5f_AND_5f_VERTICAL_5f_TEXT-notes" style:display-name="VERTICAL_TITLE_AND_VERTICAL_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游ゴシック" style:font-family-asian="游ゴシック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ERTICAL_5f_TITLE_5f_AND_5f_VERTICAL_5f_TEXT-outline1" style:display-name="VERTICAL_TITLE_AND_VERTICAL_TEXT-outline1" style:family="presentation">
      <style:graphic-properties draw:stroke="none" draw:fill="none" draw:auto-grow-height="false" draw:fit-to-size="false" style:shrink-to-fit="true" style:writing-mode="lr-tb">
        <text:list-style style:name="VERTICAL_5f_TITLE_5f_AND_5f_VERTICAL_5f_TEXT-outline1" style:display-name="VERTICAL_TITLE_AND_VERTICAL_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VERTICAL_5f_TITLE_5f_AND_5f_VERTICAL_5f_TEXT-outline2" style:display-name="VERTICAL_TITLE_AND_VERTICAL_TEXT-outline2" style:family="presentation" style:parent-style-name="VERTICAL_5f_TITLE_5f_AND_5f_VERTICAL_5f_TEXT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VERTICAL_5f_TITLE_5f_AND_5f_VERTICAL_5f_TEXT-outline3" style:display-name="VERTICAL_TITLE_AND_VERTICAL_TEXT-outline3" style:family="presentation" style:parent-style-name="VERTICAL_5f_TITLE_5f_AND_5f_VERTICAL_5f_TEXT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VERTICAL_5f_TITLE_5f_AND_5f_VERTICAL_5f_TEXT-outline4" style:display-name="VERTICAL_TITLE_AND_VERTICAL_TEXT-outline4" style:family="presentation" style:parent-style-name="VERTICAL_5f_TITLE_5f_AND_5f_VERTICAL_5f_TEXT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VERTICAL_5f_TITLE_5f_AND_5f_VERTICAL_5f_TEXT-outline5" style:display-name="VERTICAL_TITLE_AND_VERTICAL_TEXT-outline5" style:family="presentation" style:parent-style-name="VERTICAL_5f_TITLE_5f_AND_5f_VERTICAL_5f_TEXT-outline4">
      <style:paragraph-properties fo:margin-top="0.1cm" fo:margin-bottom="0cm"/>
      <style:text-properties fo:font-size="20pt" style:font-size-asian="20pt" style:font-size-complex="20pt"/>
    </style:style>
    <style:style style:name="VERTICAL_5f_TITLE_5f_AND_5f_VERTICAL_5f_TEXT-outline6" style:display-name="VERTICAL_TITLE_AND_VERTICAL_TEXT-outline6" style:family="presentation" style:parent-style-name="VERTICAL_5f_TITLE_5f_AND_5f_VERTICAL_5f_TEXT-outline5">
      <style:paragraph-properties fo:margin-top="0.1cm" fo:margin-bottom="0cm"/>
      <style:text-properties fo:font-size="20pt" style:font-size-asian="20pt" style:font-size-complex="20pt"/>
    </style:style>
    <style:style style:name="VERTICAL_5f_TITLE_5f_AND_5f_VERTICAL_5f_TEXT-outline7" style:display-name="VERTICAL_TITLE_AND_VERTICAL_TEXT-outline7" style:family="presentation" style:parent-style-name="VERTICAL_5f_TITLE_5f_AND_5f_VERTICAL_5f_TEXT-outline6">
      <style:paragraph-properties fo:margin-top="0.1cm" fo:margin-bottom="0cm"/>
      <style:text-properties fo:font-size="20pt" style:font-size-asian="20pt" style:font-size-complex="20pt"/>
    </style:style>
    <style:style style:name="VERTICAL_5f_TITLE_5f_AND_5f_VERTICAL_5f_TEXT-outline8" style:display-name="VERTICAL_TITLE_AND_VERTICAL_TEXT-outline8" style:family="presentation" style:parent-style-name="VERTICAL_5f_TITLE_5f_AND_5f_VERTICAL_5f_TEXT-outline7">
      <style:paragraph-properties fo:margin-top="0.1cm" fo:margin-bottom="0cm"/>
      <style:text-properties fo:font-size="20pt" style:font-size-asian="20pt" style:font-size-complex="20pt"/>
    </style:style>
    <style:style style:name="VERTICAL_5f_TITLE_5f_AND_5f_VERTICAL_5f_TEXT-outline9" style:display-name="VERTICAL_TITLE_AND_VERTICAL_TEXT-outline9" style:family="presentation" style:parent-style-name="VERTICAL_5f_TITLE_5f_AND_5f_VERTICAL_5f_TEXT-outline8">
      <style:paragraph-properties fo:margin-top="0.1cm" fo:margin-bottom="0cm"/>
      <style:text-properties fo:font-size="20pt" style:font-size-asian="20pt" style:font-size-complex="20pt"/>
    </style:style>
    <style:style style:name="VERTICAL_5f_TITLE_5f_AND_5f_VERTICAL_5f_TEXT-subtitle" style:display-name="VERTICAL_TITLE_AND_VERTICAL_TEXT-subtitle" style:family="presentation">
      <style:graphic-properties draw:stroke="none" draw:fill="none" draw:textarea-vertical-align="middle">
        <text:list-style style:name="VERTICAL_5f_TITLE_5f_AND_5f_VERTICAL_5f_TEXT-subtitle" style:display-name="VERTICAL_TITLE_AND_VERTICAL_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游ゴシック" style:font-family-asian="游ゴシック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ERTICAL_5f_TITLE_5f_AND_5f_VERTICAL_5f_TEXT-title" style:display-name="VERTICAL_TITLE_AND_VERTICAL_TEXT-title" style:family="presentation">
      <style:graphic-properties draw:stroke="none" draw:fill="none" draw:textarea-vertical-align="middle" style:writing-mode="lr-tb">
        <text:list-style style:name="VERTICAL_5f_TITLE_5f_AND_5f_VERTICAL_5f_TEXT-title" style:display-name="VERTICAL_TITLE_AND_VERTICAL_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OBJEC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BJEC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游ゴシック" style:font-family-asian="游ゴシック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BJECT-outline1" style:family="presentation">
      <style:graphic-properties draw:stroke="none" draw:fill="none" draw:auto-grow-height="false" draw:fit-to-size="false" style:shrink-to-fit="true" style:writing-mode="lr-tb">
        <text:list-style style:name="OBJEC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outline2" style:family="presentation" style:parent-style-name="OBJECT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3" style:family="presentation" style:parent-style-name="OBJECT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4" style:family="presentation" style:parent-style-name="OBJECT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5" style:family="presentation" style:parent-style-name="OBJECT-outline4">
      <style:paragraph-properties fo:margin-top="0.1cm" fo:margin-bottom="0cm"/>
      <style:text-properties fo:font-size="20pt" style:font-size-asian="20pt" style:font-size-complex="20pt"/>
    </style:style>
    <style:style style:name="OBJECT-outline6" style:family="presentation" style:parent-style-name="OBJECT-outline5">
      <style:paragraph-properties fo:margin-top="0.1cm" fo:margin-bottom="0cm"/>
      <style:text-properties fo:font-size="20pt" style:font-size-asian="20pt" style:font-size-complex="20pt"/>
    </style:style>
    <style:style style:name="OBJECT-outline7" style:family="presentation" style:parent-style-name="OBJECT-outline6">
      <style:paragraph-properties fo:margin-top="0.1cm" fo:margin-bottom="0cm"/>
      <style:text-properties fo:font-size="20pt" style:font-size-asian="20pt" style:font-size-complex="20pt"/>
    </style:style>
    <style:style style:name="OBJECT-outline8" style:family="presentation" style:parent-style-name="OBJECT-outline7">
      <style:paragraph-properties fo:margin-top="0.1cm" fo:margin-bottom="0cm"/>
      <style:text-properties fo:font-size="20pt" style:font-size-asian="20pt" style:font-size-complex="20pt"/>
    </style:style>
    <style:style style:name="OBJECT-outline9" style:family="presentation" style:parent-style-name="OBJECT-outline8">
      <style:paragraph-properties fo:margin-top="0.1cm" fo:margin-bottom="0cm"/>
      <style:text-properties fo:font-size="20pt" style:font-size-asian="20pt" style:font-size-complex="20pt"/>
    </style:style>
    <style:style style:name="OBJECT-subtitle" style:family="presentation">
      <style:graphic-properties draw:stroke="none" draw:fill="none" draw:textarea-vertical-align="middle">
        <text:list-style style:name="OBJEC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游ゴシック" style:font-family-asian="游ゴシック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BJECT-title" style:family="presentation">
      <style:graphic-properties draw:stroke="none" draw:fill="none" draw:textarea-vertical-align="middle" style:writing-mode="lr-tb">
        <text:list-style style:name="OBJEC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background" style:display-name="SECTION_HEADER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SECTION_5f_HEADER-backgroundobjects" style:display-name="SECTION_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HEADER-notes" style:display-name="SECTION_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游ゴシック" style:font-family-asian="游ゴシック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HEADER-outline1" style:display-name="SECTION_HEADER-outline1" style:family="presentation">
      <style:graphic-properties draw:stroke="none" draw:fill="none" draw:auto-grow-height="false" draw:fit-to-size="false" style:shrink-to-fit="true" style:writing-mode="lr-tb">
        <text:list-style style:name="SECTION_5f_HEADER-outline1" style:display-name="SECTION_HEADER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outline2" style:display-name="SECTION_HEADER-outline2" style:family="presentation" style:parent-style-name="SECTION_5f_HEADER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3" style:display-name="SECTION_HEADER-outline3" style:family="presentation" style:parent-style-name="SECTION_5f_HEADER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4" style:display-name="SECTION_HEADER-outline4" style:family="presentation" style:parent-style-name="SECTION_5f_HEADER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5" style:display-name="SECTION_HEADER-outline5" style:family="presentation" style:parent-style-name="SECTION_5f_HEADER-outline4">
      <style:paragraph-properties fo:margin-top="0.1cm" fo:margin-bottom="0cm"/>
      <style:text-properties fo:font-size="20pt" style:font-size-asian="20pt" style:font-size-complex="20pt"/>
    </style:style>
    <style:style style:name="SECTION_5f_HEADER-outline6" style:display-name="SECTION_HEADER-outline6" style:family="presentation" style:parent-style-name="SECTION_5f_HEADER-outline5">
      <style:paragraph-properties fo:margin-top="0.1cm" fo:margin-bottom="0cm"/>
      <style:text-properties fo:font-size="20pt" style:font-size-asian="20pt" style:font-size-complex="20pt"/>
    </style:style>
    <style:style style:name="SECTION_5f_HEADER-outline7" style:display-name="SECTION_HEADER-outline7" style:family="presentation" style:parent-style-name="SECTION_5f_HEADER-outline6">
      <style:paragraph-properties fo:margin-top="0.1cm" fo:margin-bottom="0cm"/>
      <style:text-properties fo:font-size="20pt" style:font-size-asian="20pt" style:font-size-complex="20pt"/>
    </style:style>
    <style:style style:name="SECTION_5f_HEADER-outline8" style:display-name="SECTION_HEADER-outline8" style:family="presentation" style:parent-style-name="SECTION_5f_HEADER-outline7">
      <style:paragraph-properties fo:margin-top="0.1cm" fo:margin-bottom="0cm"/>
      <style:text-properties fo:font-size="20pt" style:font-size-asian="20pt" style:font-size-complex="20pt"/>
    </style:style>
    <style:style style:name="SECTION_5f_HEADER-outline9" style:display-name="SECTION_HEADER-outline9" style:family="presentation" style:parent-style-name="SECTION_5f_HEADER-outline8">
      <style:paragraph-properties fo:margin-top="0.1cm" fo:margin-bottom="0cm"/>
      <style:text-properties fo:font-size="20pt" style:font-size-asian="20pt" style:font-size-complex="20pt"/>
    </style:style>
    <style:style style:name="SECTION_5f_HEADER-subtitle" style:display-name="SECTION_HEADER-subtitle" style:family="presentation">
      <style:graphic-properties draw:stroke="none" draw:fill="none" draw:textarea-vertical-align="middle">
        <text:list-style style:name="SECTION_5f_HEADER-subtitle" style:display-name="SECTION_HEADER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游ゴシック" style:font-family-asian="游ゴシック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HEADER-title" style:display-name="SECTION_HEADER-title" style:family="presentation">
      <style:graphic-properties draw:stroke="none" draw:fill="none" draw:textarea-vertical-align="middle" style:writing-mode="lr-tb">
        <text:list-style style:name="SECTION_5f_HEADER-title" style:display-name="SECTION_HEADER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WO_5f_OBJECTS-background" style:display-name="TWO_OBJECTS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TWO_5f_OBJECTS-backgroundobjects" style:display-name="TWO_OBJECT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5f_OBJECTS-notes" style:display-name="TWO_OBJEC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游ゴシック" style:font-family-asian="游ゴシック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5f_OBJECTS-outline1" style:display-name="TWO_OBJECTS-outline1" style:family="presentation">
      <style:graphic-properties draw:stroke="none" draw:fill="none" draw:auto-grow-height="false" draw:fit-to-size="false" style:shrink-to-fit="true" style:writing-mode="lr-tb">
        <text:list-style style:name="TWO_5f_OBJECTS-outline1" style:display-name="TWO_OBJECTS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WO_5f_OBJECTS-outline2" style:display-name="TWO_OBJECTS-outline2" style:family="presentation" style:parent-style-name="TWO_5f_OBJECTS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WO_5f_OBJECTS-outline3" style:display-name="TWO_OBJECTS-outline3" style:family="presentation" style:parent-style-name="TWO_5f_OBJECTS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WO_5f_OBJECTS-outline4" style:display-name="TWO_OBJECTS-outline4" style:family="presentation" style:parent-style-name="TWO_5f_OBJECTS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WO_5f_OBJECTS-outline5" style:display-name="TWO_OBJECTS-outline5" style:family="presentation" style:parent-style-name="TWO_5f_OBJECTS-outline4">
      <style:paragraph-properties fo:margin-top="0.1cm" fo:margin-bottom="0cm"/>
      <style:text-properties fo:font-size="20pt" style:font-size-asian="20pt" style:font-size-complex="20pt"/>
    </style:style>
    <style:style style:name="TWO_5f_OBJECTS-outline6" style:display-name="TWO_OBJECTS-outline6" style:family="presentation" style:parent-style-name="TWO_5f_OBJECTS-outline5">
      <style:paragraph-properties fo:margin-top="0.1cm" fo:margin-bottom="0cm"/>
      <style:text-properties fo:font-size="20pt" style:font-size-asian="20pt" style:font-size-complex="20pt"/>
    </style:style>
    <style:style style:name="TWO_5f_OBJECTS-outline7" style:display-name="TWO_OBJECTS-outline7" style:family="presentation" style:parent-style-name="TWO_5f_OBJECTS-outline6">
      <style:paragraph-properties fo:margin-top="0.1cm" fo:margin-bottom="0cm"/>
      <style:text-properties fo:font-size="20pt" style:font-size-asian="20pt" style:font-size-complex="20pt"/>
    </style:style>
    <style:style style:name="TWO_5f_OBJECTS-outline8" style:display-name="TWO_OBJECTS-outline8" style:family="presentation" style:parent-style-name="TWO_5f_OBJECTS-outline7">
      <style:paragraph-properties fo:margin-top="0.1cm" fo:margin-bottom="0cm"/>
      <style:text-properties fo:font-size="20pt" style:font-size-asian="20pt" style:font-size-complex="20pt"/>
    </style:style>
    <style:style style:name="TWO_5f_OBJECTS-outline9" style:display-name="TWO_OBJECTS-outline9" style:family="presentation" style:parent-style-name="TWO_5f_OBJECTS-outline8">
      <style:paragraph-properties fo:margin-top="0.1cm" fo:margin-bottom="0cm"/>
      <style:text-properties fo:font-size="20pt" style:font-size-asian="20pt" style:font-size-complex="20pt"/>
    </style:style>
    <style:style style:name="TWO_5f_OBJECTS-subtitle" style:display-name="TWO_OBJECTS-subtitle" style:family="presentation">
      <style:graphic-properties draw:stroke="none" draw:fill="none" draw:textarea-vertical-align="middle">
        <text:list-style style:name="TWO_5f_OBJECTS-subtitle" style:display-name="TWO_OBJECTS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游ゴシック" style:font-family-asian="游ゴシック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5f_OBJECTS-title" style:display-name="TWO_OBJECTS-title" style:family="presentation">
      <style:graphic-properties draw:stroke="none" draw:fill="none" draw:textarea-vertical-align="middle" style:writing-mode="lr-tb">
        <text:list-style style:name="TWO_5f_OBJECTS-title" style:display-name="TWO_OBJECTS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WO_5f_OBJECTS_5f_WITH_5f_TEXT-background" style:display-name="TWO_OBJECTS_WITH_TEXT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TWO_5f_OBJECTS_5f_WITH_5f_TEXT-backgroundobjects" style:display-name="TWO_OBJECTS_WITH_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5f_OBJECTS_5f_WITH_5f_TEXT-notes" style:display-name="TWO_OBJECTS_WITH_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游ゴシック" style:font-family-asian="游ゴシック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5f_OBJECTS_5f_WITH_5f_TEXT-outline1" style:display-name="TWO_OBJECTS_WITH_TEXT-outline1" style:family="presentation">
      <style:graphic-properties draw:stroke="none" draw:fill="none" draw:auto-grow-height="false" draw:fit-to-size="false" style:shrink-to-fit="true" style:writing-mode="lr-tb">
        <text:list-style style:name="TWO_5f_OBJECTS_5f_WITH_5f_TEXT-outline1" style:display-name="TWO_OBJECTS_WITH_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WO_5f_OBJECTS_5f_WITH_5f_TEXT-outline2" style:display-name="TWO_OBJECTS_WITH_TEXT-outline2" style:family="presentation" style:parent-style-name="TWO_5f_OBJECTS_5f_WITH_5f_TEXT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WO_5f_OBJECTS_5f_WITH_5f_TEXT-outline3" style:display-name="TWO_OBJECTS_WITH_TEXT-outline3" style:family="presentation" style:parent-style-name="TWO_5f_OBJECTS_5f_WITH_5f_TEXT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WO_5f_OBJECTS_5f_WITH_5f_TEXT-outline4" style:display-name="TWO_OBJECTS_WITH_TEXT-outline4" style:family="presentation" style:parent-style-name="TWO_5f_OBJECTS_5f_WITH_5f_TEXT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WO_5f_OBJECTS_5f_WITH_5f_TEXT-outline5" style:display-name="TWO_OBJECTS_WITH_TEXT-outline5" style:family="presentation" style:parent-style-name="TWO_5f_OBJECTS_5f_WITH_5f_TEXT-outline4">
      <style:paragraph-properties fo:margin-top="0.1cm" fo:margin-bottom="0cm"/>
      <style:text-properties fo:font-size="20pt" style:font-size-asian="20pt" style:font-size-complex="20pt"/>
    </style:style>
    <style:style style:name="TWO_5f_OBJECTS_5f_WITH_5f_TEXT-outline6" style:display-name="TWO_OBJECTS_WITH_TEXT-outline6" style:family="presentation" style:parent-style-name="TWO_5f_OBJECTS_5f_WITH_5f_TEXT-outline5">
      <style:paragraph-properties fo:margin-top="0.1cm" fo:margin-bottom="0cm"/>
      <style:text-properties fo:font-size="20pt" style:font-size-asian="20pt" style:font-size-complex="20pt"/>
    </style:style>
    <style:style style:name="TWO_5f_OBJECTS_5f_WITH_5f_TEXT-outline7" style:display-name="TWO_OBJECTS_WITH_TEXT-outline7" style:family="presentation" style:parent-style-name="TWO_5f_OBJECTS_5f_WITH_5f_TEXT-outline6">
      <style:paragraph-properties fo:margin-top="0.1cm" fo:margin-bottom="0cm"/>
      <style:text-properties fo:font-size="20pt" style:font-size-asian="20pt" style:font-size-complex="20pt"/>
    </style:style>
    <style:style style:name="TWO_5f_OBJECTS_5f_WITH_5f_TEXT-outline8" style:display-name="TWO_OBJECTS_WITH_TEXT-outline8" style:family="presentation" style:parent-style-name="TWO_5f_OBJECTS_5f_WITH_5f_TEXT-outline7">
      <style:paragraph-properties fo:margin-top="0.1cm" fo:margin-bottom="0cm"/>
      <style:text-properties fo:font-size="20pt" style:font-size-asian="20pt" style:font-size-complex="20pt"/>
    </style:style>
    <style:style style:name="TWO_5f_OBJECTS_5f_WITH_5f_TEXT-outline9" style:display-name="TWO_OBJECTS_WITH_TEXT-outline9" style:family="presentation" style:parent-style-name="TWO_5f_OBJECTS_5f_WITH_5f_TEXT-outline8">
      <style:paragraph-properties fo:margin-top="0.1cm" fo:margin-bottom="0cm"/>
      <style:text-properties fo:font-size="20pt" style:font-size-asian="20pt" style:font-size-complex="20pt"/>
    </style:style>
    <style:style style:name="TWO_5f_OBJECTS_5f_WITH_5f_TEXT-subtitle" style:display-name="TWO_OBJECTS_WITH_TEXT-subtitle" style:family="presentation">
      <style:graphic-properties draw:stroke="none" draw:fill="none" draw:textarea-vertical-align="middle">
        <text:list-style style:name="TWO_5f_OBJECTS_5f_WITH_5f_TEXT-subtitle" style:display-name="TWO_OBJECTS_WITH_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游ゴシック" style:font-family-asian="游ゴシック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5f_OBJECTS_5f_WITH_5f_TEXT-title" style:display-name="TWO_OBJECTS_WITH_TEXT-title" style:family="presentation">
      <style:graphic-properties draw:stroke="none" draw:fill="none" draw:textarea-vertical-align="middle" style:writing-mode="lr-tb">
        <text:list-style style:name="TWO_5f_OBJECTS_5f_WITH_5f_TEXT-title" style:display-name="TWO_OBJECTS_WITH_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background" style:display-name="TITLE_ONLY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TITLE_5f_ONLY-backgroundobjects" style:display-name="TITLE_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ONLY-notes" style:display-name="TITLE_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游ゴシック" style:font-family-asian="游ゴシック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ONLY-outline1" style:display-name="TITLE_ONLY-outline1" style:family="presentation">
      <style:graphic-properties draw:stroke="none" draw:fill="none" draw:auto-grow-height="false" draw:fit-to-size="false" style:shrink-to-fit="true" style:writing-mode="lr-tb">
        <text:list-style style:name="TITLE_5f_ONLY-outline1" style:display-name="TITLE_ONL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outline2" style:display-name="TITLE_ONLY-outline2" style:family="presentation" style:parent-style-name="TITLE_5f_ONLY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3" style:display-name="TITLE_ONLY-outline3" style:family="presentation" style:parent-style-name="TITLE_5f_ONLY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4" style:display-name="TITLE_ONLY-outline4" style:family="presentation" style:parent-style-name="TITLE_5f_ONLY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5" style:display-name="TITLE_ONLY-outline5" style:family="presentation" style:parent-style-name="TITLE_5f_ONLY-outline4">
      <style:paragraph-properties fo:margin-top="0.1cm" fo:margin-bottom="0cm"/>
      <style:text-properties fo:font-size="20pt" style:font-size-asian="20pt" style:font-size-complex="20pt"/>
    </style:style>
    <style:style style:name="TITLE_5f_ONLY-outline6" style:display-name="TITLE_ONLY-outline6" style:family="presentation" style:parent-style-name="TITLE_5f_ONLY-outline5">
      <style:paragraph-properties fo:margin-top="0.1cm" fo:margin-bottom="0cm"/>
      <style:text-properties fo:font-size="20pt" style:font-size-asian="20pt" style:font-size-complex="20pt"/>
    </style:style>
    <style:style style:name="TITLE_5f_ONLY-outline7" style:display-name="TITLE_ONLY-outline7" style:family="presentation" style:parent-style-name="TITLE_5f_ONLY-outline6">
      <style:paragraph-properties fo:margin-top="0.1cm" fo:margin-bottom="0cm"/>
      <style:text-properties fo:font-size="20pt" style:font-size-asian="20pt" style:font-size-complex="20pt"/>
    </style:style>
    <style:style style:name="TITLE_5f_ONLY-outline8" style:display-name="TITLE_ONLY-outline8" style:family="presentation" style:parent-style-name="TITLE_5f_ONLY-outline7">
      <style:paragraph-properties fo:margin-top="0.1cm" fo:margin-bottom="0cm"/>
      <style:text-properties fo:font-size="20pt" style:font-size-asian="20pt" style:font-size-complex="20pt"/>
    </style:style>
    <style:style style:name="TITLE_5f_ONLY-outline9" style:display-name="TITLE_ONLY-outline9" style:family="presentation" style:parent-style-name="TITLE_5f_ONLY-outline8">
      <style:paragraph-properties fo:margin-top="0.1cm" fo:margin-bottom="0cm"/>
      <style:text-properties fo:font-size="20pt" style:font-size-asian="20pt" style:font-size-complex="20pt"/>
    </style:style>
    <style:style style:name="TITLE_5f_ONLY-subtitle" style:display-name="TITLE_ONLY-subtitle" style:family="presentation">
      <style:graphic-properties draw:stroke="none" draw:fill="none" draw:textarea-vertical-align="middle">
        <text:list-style style:name="TITLE_5f_ONLY-subtitle" style:display-name="TITLE_ONL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游ゴシック" style:font-family-asian="游ゴシック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ONLY-title" style:display-name="TITLE_ONLY-title" style:family="presentation">
      <style:graphic-properties draw:stroke="none" draw:fill="none" draw:textarea-vertical-align="middle" style:writing-mode="lr-tb">
        <text:list-style style:name="TITLE_5f_ONLY-title" style:display-name="TITLE_ONL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游ゴシック" style:font-family-asian="游ゴシック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 style:writing-mode="lr-tb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游ゴシック" style:font-family-asian="游ゴシック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 style:writing-mode="lr-tb">
        <text:list-style style:name="BLANK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_5f_WITH_5f_CAPTION_5f_TEXT-background" style:display-name="OBJECT_WITH_CAPTION_TEXT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OBJECT_5f_WITH_5f_CAPTION_5f_TEXT-backgroundobjects" style:display-name="OBJECT_WITH_CAPTION_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BJECT_5f_WITH_5f_CAPTION_5f_TEXT-notes" style:display-name="OBJECT_WITH_CAPTION_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游ゴシック" style:font-family-asian="游ゴシック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BJECT_5f_WITH_5f_CAPTION_5f_TEXT-outline1" style:display-name="OBJECT_WITH_CAPTION_TEXT-outline1" style:family="presentation">
      <style:graphic-properties draw:stroke="none" draw:fill="none" draw:auto-grow-height="false" draw:fit-to-size="false" style:shrink-to-fit="true" style:writing-mode="lr-tb">
        <text:list-style style:name="OBJECT_5f_WITH_5f_CAPTION_5f_TEXT-outline1" style:display-name="OBJECT_WITH_CAPTION_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_5f_WITH_5f_CAPTION_5f_TEXT-outline2" style:display-name="OBJECT_WITH_CAPTION_TEXT-outline2" style:family="presentation" style:parent-style-name="OBJECT_5f_WITH_5f_CAPTION_5f_TEXT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_5f_WITH_5f_CAPTION_5f_TEXT-outline3" style:display-name="OBJECT_WITH_CAPTION_TEXT-outline3" style:family="presentation" style:parent-style-name="OBJECT_5f_WITH_5f_CAPTION_5f_TEXT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_5f_WITH_5f_CAPTION_5f_TEXT-outline4" style:display-name="OBJECT_WITH_CAPTION_TEXT-outline4" style:family="presentation" style:parent-style-name="OBJECT_5f_WITH_5f_CAPTION_5f_TEXT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_5f_WITH_5f_CAPTION_5f_TEXT-outline5" style:display-name="OBJECT_WITH_CAPTION_TEXT-outline5" style:family="presentation" style:parent-style-name="OBJECT_5f_WITH_5f_CAPTION_5f_TEXT-outline4">
      <style:paragraph-properties fo:margin-top="0.1cm" fo:margin-bottom="0cm"/>
      <style:text-properties fo:font-size="20pt" style:font-size-asian="20pt" style:font-size-complex="20pt"/>
    </style:style>
    <style:style style:name="OBJECT_5f_WITH_5f_CAPTION_5f_TEXT-outline6" style:display-name="OBJECT_WITH_CAPTION_TEXT-outline6" style:family="presentation" style:parent-style-name="OBJECT_5f_WITH_5f_CAPTION_5f_TEXT-outline5">
      <style:paragraph-properties fo:margin-top="0.1cm" fo:margin-bottom="0cm"/>
      <style:text-properties fo:font-size="20pt" style:font-size-asian="20pt" style:font-size-complex="20pt"/>
    </style:style>
    <style:style style:name="OBJECT_5f_WITH_5f_CAPTION_5f_TEXT-outline7" style:display-name="OBJECT_WITH_CAPTION_TEXT-outline7" style:family="presentation" style:parent-style-name="OBJECT_5f_WITH_5f_CAPTION_5f_TEXT-outline6">
      <style:paragraph-properties fo:margin-top="0.1cm" fo:margin-bottom="0cm"/>
      <style:text-properties fo:font-size="20pt" style:font-size-asian="20pt" style:font-size-complex="20pt"/>
    </style:style>
    <style:style style:name="OBJECT_5f_WITH_5f_CAPTION_5f_TEXT-outline8" style:display-name="OBJECT_WITH_CAPTION_TEXT-outline8" style:family="presentation" style:parent-style-name="OBJECT_5f_WITH_5f_CAPTION_5f_TEXT-outline7">
      <style:paragraph-properties fo:margin-top="0.1cm" fo:margin-bottom="0cm"/>
      <style:text-properties fo:font-size="20pt" style:font-size-asian="20pt" style:font-size-complex="20pt"/>
    </style:style>
    <style:style style:name="OBJECT_5f_WITH_5f_CAPTION_5f_TEXT-outline9" style:display-name="OBJECT_WITH_CAPTION_TEXT-outline9" style:family="presentation" style:parent-style-name="OBJECT_5f_WITH_5f_CAPTION_5f_TEXT-outline8">
      <style:paragraph-properties fo:margin-top="0.1cm" fo:margin-bottom="0cm"/>
      <style:text-properties fo:font-size="20pt" style:font-size-asian="20pt" style:font-size-complex="20pt"/>
    </style:style>
    <style:style style:name="OBJECT_5f_WITH_5f_CAPTION_5f_TEXT-subtitle" style:display-name="OBJECT_WITH_CAPTION_TEXT-subtitle" style:family="presentation">
      <style:graphic-properties draw:stroke="none" draw:fill="none" draw:textarea-vertical-align="middle">
        <text:list-style style:name="OBJECT_5f_WITH_5f_CAPTION_5f_TEXT-subtitle" style:display-name="OBJECT_WITH_CAPTION_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游ゴシック" style:font-family-asian="游ゴシック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BJECT_5f_WITH_5f_CAPTION_5f_TEXT-title" style:display-name="OBJECT_WITH_CAPTION_TEXT-title" style:family="presentation">
      <style:graphic-properties draw:stroke="none" draw:fill="none" draw:textarea-vertical-align="middle" style:writing-mode="lr-tb">
        <text:list-style style:name="OBJECT_5f_WITH_5f_CAPTION_5f_TEXT-title" style:display-name="OBJECT_WITH_CAPTION_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PICTURE_5f_WITH_5f_CAPTION_5f_TEXT-background" style:display-name="PICTURE_WITH_CAPTION_TEXT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PICTURE_5f_WITH_5f_CAPTION_5f_TEXT-backgroundobjects" style:display-name="PICTURE_WITH_CAPTION_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ICTURE_5f_WITH_5f_CAPTION_5f_TEXT-notes" style:display-name="PICTURE_WITH_CAPTION_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游ゴシック" style:font-family-asian="游ゴシック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ICTURE_5f_WITH_5f_CAPTION_5f_TEXT-outline1" style:display-name="PICTURE_WITH_CAPTION_TEXT-outline1" style:family="presentation">
      <style:graphic-properties draw:stroke="none" draw:fill="none" draw:auto-grow-height="false" draw:fit-to-size="false" style:shrink-to-fit="true" style:writing-mode="lr-tb">
        <text:list-style style:name="PICTURE_5f_WITH_5f_CAPTION_5f_TEXT-outline1" style:display-name="PICTURE_WITH_CAPTION_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PICTURE_5f_WITH_5f_CAPTION_5f_TEXT-outline2" style:display-name="PICTURE_WITH_CAPTION_TEXT-outline2" style:family="presentation" style:parent-style-name="PICTURE_5f_WITH_5f_CAPTION_5f_TEXT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PICTURE_5f_WITH_5f_CAPTION_5f_TEXT-outline3" style:display-name="PICTURE_WITH_CAPTION_TEXT-outline3" style:family="presentation" style:parent-style-name="PICTURE_5f_WITH_5f_CAPTION_5f_TEXT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PICTURE_5f_WITH_5f_CAPTION_5f_TEXT-outline4" style:display-name="PICTURE_WITH_CAPTION_TEXT-outline4" style:family="presentation" style:parent-style-name="PICTURE_5f_WITH_5f_CAPTION_5f_TEXT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PICTURE_5f_WITH_5f_CAPTION_5f_TEXT-outline5" style:display-name="PICTURE_WITH_CAPTION_TEXT-outline5" style:family="presentation" style:parent-style-name="PICTURE_5f_WITH_5f_CAPTION_5f_TEXT-outline4">
      <style:paragraph-properties fo:margin-top="0.1cm" fo:margin-bottom="0cm"/>
      <style:text-properties fo:font-size="20pt" style:font-size-asian="20pt" style:font-size-complex="20pt"/>
    </style:style>
    <style:style style:name="PICTURE_5f_WITH_5f_CAPTION_5f_TEXT-outline6" style:display-name="PICTURE_WITH_CAPTION_TEXT-outline6" style:family="presentation" style:parent-style-name="PICTURE_5f_WITH_5f_CAPTION_5f_TEXT-outline5">
      <style:paragraph-properties fo:margin-top="0.1cm" fo:margin-bottom="0cm"/>
      <style:text-properties fo:font-size="20pt" style:font-size-asian="20pt" style:font-size-complex="20pt"/>
    </style:style>
    <style:style style:name="PICTURE_5f_WITH_5f_CAPTION_5f_TEXT-outline7" style:display-name="PICTURE_WITH_CAPTION_TEXT-outline7" style:family="presentation" style:parent-style-name="PICTURE_5f_WITH_5f_CAPTION_5f_TEXT-outline6">
      <style:paragraph-properties fo:margin-top="0.1cm" fo:margin-bottom="0cm"/>
      <style:text-properties fo:font-size="20pt" style:font-size-asian="20pt" style:font-size-complex="20pt"/>
    </style:style>
    <style:style style:name="PICTURE_5f_WITH_5f_CAPTION_5f_TEXT-outline8" style:display-name="PICTURE_WITH_CAPTION_TEXT-outline8" style:family="presentation" style:parent-style-name="PICTURE_5f_WITH_5f_CAPTION_5f_TEXT-outline7">
      <style:paragraph-properties fo:margin-top="0.1cm" fo:margin-bottom="0cm"/>
      <style:text-properties fo:font-size="20pt" style:font-size-asian="20pt" style:font-size-complex="20pt"/>
    </style:style>
    <style:style style:name="PICTURE_5f_WITH_5f_CAPTION_5f_TEXT-outline9" style:display-name="PICTURE_WITH_CAPTION_TEXT-outline9" style:family="presentation" style:parent-style-name="PICTURE_5f_WITH_5f_CAPTION_5f_TEXT-outline8">
      <style:paragraph-properties fo:margin-top="0.1cm" fo:margin-bottom="0cm"/>
      <style:text-properties fo:font-size="20pt" style:font-size-asian="20pt" style:font-size-complex="20pt"/>
    </style:style>
    <style:style style:name="PICTURE_5f_WITH_5f_CAPTION_5f_TEXT-subtitle" style:display-name="PICTURE_WITH_CAPTION_TEXT-subtitle" style:family="presentation">
      <style:graphic-properties draw:stroke="none" draw:fill="none" draw:textarea-vertical-align="middle">
        <text:list-style style:name="PICTURE_5f_WITH_5f_CAPTION_5f_TEXT-subtitle" style:display-name="PICTURE_WITH_CAPTION_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游ゴシック" style:font-family-asian="游ゴシック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ICTURE_5f_WITH_5f_CAPTION_5f_TEXT-title" style:display-name="PICTURE_WITH_CAPTION_TEXT-title" style:family="presentation">
      <style:graphic-properties draw:stroke="none" draw:fill="none" draw:textarea-vertical-align="middle" style:writing-mode="lr-tb">
        <text:list-style style:name="PICTURE_5f_WITH_5f_CAPTION_5f_TEXT-title" style:display-name="PICTURE_WITH_CAPTION_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19.05cm" fo:page-height="27.517cm" style:print-orientation="portrait"/>
    </style:page-layout>
    <style:page-layout style:name="PM2">
      <style:page-layout-properties fo:margin-top="0cm" fo:margin-bottom="0cm" fo:margin-left="0cm" fo:margin-right="0cm" fo:page-width="19.134cm" fo:page-height="27.83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TITLE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5.959cm" fo:padding-top="0.127cm" fo:padding-bottom="0.127cm" fo:padding-left="0.254cm" fo:padding-right="0.254cm" fo:wrap-option="wrap" loext:decorative="false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VERTICAL_5f_TEX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5.959cm" fo:padding-top="0.127cm" fo:padding-bottom="0.127cm" fo:padding-left="0.254cm" fo:padding-right="0.254cm" fo:wrap-option="wrap" loext:decorative="false"/>
      <style:paragraph-properties style:writing-mode="lr-tb"/>
    </style:style>
    <style:style style:name="Mpr5" style:family="presentation" style:parent-style-name="VERTICAL_5f_TEX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VERTICAL_5f_TEX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7" style:family="presentation" style:parent-style-name="VERTICAL_5f_TITLE_5f_AND_5f_VERTICAL_5f_TEX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5.959cm" fo:padding-top="0.127cm" fo:padding-bottom="0.127cm" fo:padding-left="0.254cm" fo:padding-right="0.254cm" fo:wrap-option="wrap" loext:decorative="false"/>
      <style:paragraph-properties style:writing-mode="lr-tb"/>
    </style:style>
    <style:style style:name="Mpr8" style:family="presentation" style:parent-style-name="VERTICAL_5f_TITLE_5f_AND_5f_VERTICAL_5f_TEX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9" style:family="presentation" style:parent-style-name="VERTICAL_5f_TITLE_5f_AND_5f_VERTICAL_5f_TEX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0" style:family="presentation" style:parent-style-name="OBJEC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5.959cm" fo:padding-top="0.127cm" fo:padding-bottom="0.127cm" fo:padding-left="0.254cm" fo:padding-right="0.254cm" fo:wrap-option="wrap" loext:decorative="false"/>
      <style:paragraph-properties style:writing-mode="lr-tb"/>
    </style:style>
    <style:style style:name="Mpr11" style:family="presentation" style:parent-style-name="OBJEC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2" style:family="presentation" style:parent-style-name="OBJEC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3" style:family="presentation" style:parent-style-name="SECTION_5f_HEADER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5.959cm" fo:padding-top="0.127cm" fo:padding-bottom="0.127cm" fo:padding-left="0.254cm" fo:padding-right="0.254cm" fo:wrap-option="wrap" loext:decorative="false"/>
      <style:paragraph-properties style:writing-mode="lr-tb"/>
    </style:style>
    <style:style style:name="Mpr14" style:family="presentation" style:parent-style-name="SECTION_5f_HEADER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5" style:family="presentation" style:parent-style-name="SECTION_5f_HEADER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6" style:family="presentation" style:parent-style-name="TWO_5f_OBJECTS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5.959cm" fo:padding-top="0.127cm" fo:padding-bottom="0.127cm" fo:padding-left="0.254cm" fo:padding-right="0.254cm" fo:wrap-option="wrap" loext:decorative="false"/>
      <style:paragraph-properties style:writing-mode="lr-tb"/>
    </style:style>
    <style:style style:name="Mpr17" style:family="presentation" style:parent-style-name="TWO_5f_OBJECTS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8" style:family="presentation" style:parent-style-name="TWO_5f_OBJECTS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9" style:family="presentation" style:parent-style-name="TWO_5f_OBJECTS_5f_WITH_5f_TEX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5.959cm" fo:padding-top="0.127cm" fo:padding-bottom="0.127cm" fo:padding-left="0.254cm" fo:padding-right="0.254cm" fo:wrap-option="wrap" loext:decorative="false"/>
      <style:paragraph-properties style:writing-mode="lr-tb"/>
    </style:style>
    <style:style style:name="Mpr20" style:family="presentation" style:parent-style-name="TWO_5f_OBJECTS_5f_WITH_5f_TEX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1" style:family="presentation" style:parent-style-name="TWO_5f_OBJECTS_5f_WITH_5f_TEX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2" style:family="presentation" style:parent-style-name="TITLE_5f_ONLY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5.959cm" fo:padding-top="0.127cm" fo:padding-bottom="0.127cm" fo:padding-left="0.254cm" fo:padding-right="0.254cm" fo:wrap-option="wrap" loext:decorative="false"/>
      <style:paragraph-properties style:writing-mode="lr-tb"/>
    </style:style>
    <style:style style:name="Mpr23" style:family="presentation" style:parent-style-name="TITLE_5f_ONLY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4" style:family="presentation" style:parent-style-name="TITLE_5f_ONLY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5" style:family="presentation" style:parent-style-name="BLANK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5.959cm" fo:padding-top="0.127cm" fo:padding-bottom="0.127cm" fo:padding-left="0.254cm" fo:padding-right="0.254cm" fo:wrap-option="wrap" loext:decorative="false"/>
      <style:paragraph-properties style:writing-mode="lr-tb"/>
    </style:style>
    <style:style style:name="Mpr26" style:family="presentation" style:parent-style-name="BLANK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7" style:family="presentation" style:parent-style-name="BLANK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8" style:family="presentation" style:parent-style-name="OBJECT_5f_WITH_5f_CAPTION_5f_TEX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5.959cm" fo:padding-top="0.127cm" fo:padding-bottom="0.127cm" fo:padding-left="0.254cm" fo:padding-right="0.254cm" fo:wrap-option="wrap" loext:decorative="false"/>
      <style:paragraph-properties style:writing-mode="lr-tb"/>
    </style:style>
    <style:style style:name="Mpr29" style:family="presentation" style:parent-style-name="OBJECT_5f_WITH_5f_CAPTION_5f_TEX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0" style:family="presentation" style:parent-style-name="OBJECT_5f_WITH_5f_CAPTION_5f_TEX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1" style:family="presentation" style:parent-style-name="PICTURE_5f_WITH_5f_CAPTION_5f_TEX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5.959cm" fo:padding-top="0.127cm" fo:padding-bottom="0.127cm" fo:padding-left="0.254cm" fo:padding-right="0.254cm" fo:wrap-option="wrap" loext:decorative="false"/>
      <style:paragraph-properties style:writing-mode="lr-tb"/>
    </style:style>
    <style:style style:name="Mpr32" style:family="presentation" style:parent-style-name="PICTURE_5f_WITH_5f_CAPTION_5f_TEX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3" style:family="presentation" style:parent-style-name="PICTURE_5f_WITH_5f_CAPTION_5f_TEX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start"/>
      <style:text-properties fo:font-size="9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9pt" style:font-size-asian="14pt" style:font-size-complex="14pt"/>
    </style:style>
    <style:style style:name="MP7" style:family="paragraph">
      <style:paragraph-properties fo:text-align="center"/>
      <style:text-properties fo:font-size="9pt" style:font-size-asian="14pt" style:font-size-complex="14pt"/>
    </style:style>
    <style:style style:name="MP8" style:family="paragraph">
      <style:paragraph-properties fo:margin-left="0cm" fo:margin-right="0cm" fo:margin-top="0cm" fo:margin-bottom="0cm" fo:line-height="100%" fo:text-align="end" fo:text-indent="0cm" loext:tab-stop-distance="0cm" style:writing-mode="lr-tb">
        <style:tab-stops>
          <style:tab-stop style:position="0cm"/>
        </style:tab-stops>
      </style:paragraph-properties>
      <style:text-properties fo:font-size="9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888888" loext:opacity="100%" style:text-outline="false" style:text-line-through-style="none" style:text-line-through-type="none" style:text-position="0% 100%" style:font-name="Calibri" fo:font-size="9pt" fo:letter-spacing="normal" fo:font-style="normal" style:text-underline-style="none" fo:font-weight="normal" fo:background-color="transparent" style:font-name-asian="Calibri" style:font-size-asian="9pt" style:language-asian="ja" style:country-asian="JP" style:font-style-asian="normal" style:font-weight-asian="normal" style:font-name-complex="Calibri" style:font-size-complex="9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番号&gt;</text:page-number></text:span></text:p>
        </draw:text-box>
      </draw:frame>
    </style:handout-master>
    <style:master-page style:name="TITLE" style:page-layout-name="PM1" draw:style-name="Mdp1">
      <loext:theme loext:name="Office テーマ">
        <loext:theme-colors loext:name="Office テーマ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Google Shape;12;p3" presentation:style-name="TITLE-title" draw:layer="backgroundobjects" svg:width="16.192cm" svg:height="9.579cm" svg:x="1.429cm" svg:y="4.503cm" presentation:class="title" presentation:placeholder="true" presentation:user-transformed="true">
        <draw:text-box/>
      </draw:frame>
      <draw:frame draw:name="Google Shape;14;p3" presentation:style-name="Mpr1" draw:text-style-name="MP6" draw:layer="backgroundobjects" svg:width="4.285cm" svg:height="1.464cm" svg:x="1.31cm" svg:y="25.504cm" presentation:class="date-time" presentation:user-transformed="true">
        <draw:text-box>
          <text:p text:style-name="MP5"><text:span text:style-name="MT1"><presentation:date-time/></text:span></text:p>
        </draw:text-box>
      </draw:frame>
      <draw:frame draw:name="Google Shape;15;p3" presentation:style-name="Mpr1" draw:text-style-name="MP6" draw:layer="backgroundobjects" svg:width="6.428cm" svg:height="1.464cm" svg:x="6.31cm" svg:y="25.504cm" presentation:class="footer" presentation:user-transformed="true">
        <draw:text-box>
          <text:p text:style-name="MP7"><text:span text:style-name="MT1"><presentation:footer/></text:span></text:p>
        </draw:text-box>
      </draw:frame>
      <draw:frame draw:name="Google Shape;16;p3" presentation:style-name="Mpr1" draw:text-style-name="MP6" draw:layer="backgroundobjects" svg:width="4.285cm" svg:height="1.464cm" svg:x="13.454cm" svg:y="25.504cm" presentation:class="page-number" presentation:user-transformed="true">
        <draw:text-box>
          <text:p text:style-name="MP8"><text:span text:style-name="MT2"><text:page-number>&lt;番号&gt;</text:page-number></text:span></text:p>
        </draw:text-box>
      </draw:frame>
      <draw:frame presentation:style-name="TITLE-outline1" draw:layer="backgroundobjects" svg:width="17.144cm" svg:height="15.958cm" svg:x="0.952cm" svg:y="6.438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  <style:master-page style:name="VERTICAL_5f_TEXT" style:display-name="VERTICAL_TEXT" style:page-layout-name="PM1" draw:style-name="Mdp1">
      <loext:theme loext:name="Office テーマ">
        <loext:theme-colors loext:name="Office テーマ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Google Shape;69;p12" presentation:style-name="VERTICAL_5f_TEXT-title" draw:layer="backgroundobjects" svg:width="16.43cm" svg:height="5.318cm" svg:x="1.31cm" svg:y="1.465cm" presentation:class="title" presentation:placeholder="true" presentation:user-transformed="true">
        <draw:text-box/>
      </draw:frame>
      <draw:frame draw:name="Google Shape;70;p12" presentation:style-name="VERTICAL_5f_TEXT-outline1" draw:layer="backgroundobjects" svg:width="17.458cm" svg:height="16.43cm" draw:transform="rotate (-1.5707963267949) translate (17.74cm 7.325cm)" presentation:class="outline" presentation:placeholder="true" presentation:user-transformed="true">
        <draw:text-box/>
      </draw:frame>
      <draw:frame draw:name="Google Shape;71;p12" presentation:style-name="Mpr4" draw:text-style-name="MP6" draw:layer="backgroundobjects" svg:width="4.285cm" svg:height="1.464cm" svg:x="1.31cm" svg:y="25.504cm" presentation:class="date-time" presentation:user-transformed="true">
        <draw:text-box>
          <text:p text:style-name="MP5"><text:span text:style-name="MT1"><presentation:date-time/></text:span></text:p>
        </draw:text-box>
      </draw:frame>
      <draw:frame draw:name="Google Shape;72;p12" presentation:style-name="Mpr4" draw:text-style-name="MP6" draw:layer="backgroundobjects" svg:width="6.428cm" svg:height="1.464cm" svg:x="6.31cm" svg:y="25.504cm" presentation:class="footer" presentation:user-transformed="true">
        <draw:text-box>
          <text:p text:style-name="MP7"><text:span text:style-name="MT1"><presentation:footer/></text:span></text:p>
        </draw:text-box>
      </draw:frame>
      <draw:frame draw:name="Google Shape;73;p12" presentation:style-name="Mpr4" draw:text-style-name="MP6" draw:layer="backgroundobjects" svg:width="4.285cm" svg:height="1.464cm" svg:x="13.454cm" svg:y="25.504cm" presentation:class="page-number" presentation:user-transformed="true">
        <draw:text-box>
          <text:p text:style-name="MP8"><text:span text:style-name="MT2"><text:page-number>&lt;番号&gt;</text:page-number></text:span></text:p>
        </draw:text-box>
      </draw:frame>
      <presentation:notes style:page-layout-name="PM2">
        <draw:page-thumbnail presentation:style-name="VERTICAL_5f_TEXT-title" draw:layer="backgroundobjects" svg:width="0.001cm" svg:height="0.001cm" svg:x="0cm" svg:y="2.257cm" presentation:class="page"/>
        <draw:frame presentation:style-name="VERTICAL_5f_TEXT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  <style:master-page style:name="VERTICAL_5f_TITLE_5f_AND_5f_VERTICAL_5f_TEXT" style:display-name="VERTICAL_TITLE_AND_VERTICAL_TEXT" style:page-layout-name="PM1" draw:style-name="Mdp1">
      <loext:theme loext:name="Office テーマ">
        <loext:theme-colors loext:name="Office テーマ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Google Shape;75;p13" presentation:style-name="VERTICAL_5f_TITLE_5f_AND_5f_VERTICAL_5f_TEXT-title" draw:layer="backgroundobjects" svg:width="23.318cm" svg:height="4.107cm" draw:transform="rotate (-1.5707963267949) translate (17.74cm 1.465cm)" presentation:class="title" presentation:placeholder="true" presentation:user-transformed="true">
        <draw:text-box/>
      </draw:frame>
      <draw:frame draw:name="Google Shape;76;p13" presentation:style-name="VERTICAL_5f_TITLE_5f_AND_5f_VERTICAL_5f_TEXT-outline1" draw:layer="backgroundobjects" svg:width="23.318cm" svg:height="12.084cm" draw:transform="rotate (-1.5707963267949) translate (13.395cm 1.465cm)" presentation:class="outline" presentation:placeholder="true" presentation:user-transformed="true">
        <draw:text-box/>
      </draw:frame>
      <draw:frame draw:name="Google Shape;77;p13" presentation:style-name="Mpr7" draw:text-style-name="MP6" draw:layer="backgroundobjects" svg:width="4.285cm" svg:height="1.464cm" svg:x="1.31cm" svg:y="25.504cm" presentation:class="date-time" presentation:user-transformed="true">
        <draw:text-box>
          <text:p text:style-name="MP5"><text:span text:style-name="MT1"><presentation:date-time/></text:span></text:p>
        </draw:text-box>
      </draw:frame>
      <draw:frame draw:name="Google Shape;78;p13" presentation:style-name="Mpr7" draw:text-style-name="MP6" draw:layer="backgroundobjects" svg:width="6.428cm" svg:height="1.464cm" svg:x="6.31cm" svg:y="25.504cm" presentation:class="footer" presentation:user-transformed="true">
        <draw:text-box>
          <text:p text:style-name="MP7"><text:span text:style-name="MT1"><presentation:footer/></text:span></text:p>
        </draw:text-box>
      </draw:frame>
      <draw:frame draw:name="Google Shape;79;p13" presentation:style-name="Mpr7" draw:text-style-name="MP6" draw:layer="backgroundobjects" svg:width="4.285cm" svg:height="1.464cm" svg:x="13.454cm" svg:y="25.504cm" presentation:class="page-number" presentation:user-transformed="true">
        <draw:text-box>
          <text:p text:style-name="MP8"><text:span text:style-name="MT2"><text:page-number>&lt;番号&gt;</text:page-number></text:span></text:p>
        </draw:text-box>
      </draw:frame>
      <presentation:notes style:page-layout-name="PM2">
        <draw:page-thumbnail presentation:style-name="VERTICAL_5f_TITLE_5f_AND_5f_VERTICAL_5f_TEXT-title" draw:layer="backgroundobjects" svg:width="0.001cm" svg:height="0.001cm" svg:x="0cm" svg:y="2.257cm" presentation:class="page"/>
        <draw:frame presentation:style-name="VERTICAL_5f_TITLE_5f_AND_5f_VERTICAL_5f_TEX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  <style:master-page style:name="OBJECT" style:page-layout-name="PM1" draw:style-name="Mdp1">
      <loext:theme loext:name="Office テーマ">
        <loext:theme-colors loext:name="Office テーマ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Google Shape;18;p4" presentation:style-name="OBJECT-title" draw:layer="backgroundobjects" svg:width="16.43cm" svg:height="5.318cm" svg:x="1.31cm" svg:y="1.465cm" presentation:class="title" presentation:placeholder="true" presentation:user-transformed="true">
        <draw:text-box/>
      </draw:frame>
      <draw:frame draw:name="Google Shape;19;p4" presentation:style-name="OBJECT-outline1" draw:layer="backgroundobjects" svg:width="16.43cm" svg:height="17.458cm" svg:x="1.31cm" svg:y="7.325cm" presentation:class="outline" presentation:placeholder="true" presentation:user-transformed="true">
        <draw:text-box/>
      </draw:frame>
      <draw:frame draw:name="Google Shape;20;p4" presentation:style-name="Mpr10" draw:text-style-name="MP6" draw:layer="backgroundobjects" svg:width="4.285cm" svg:height="1.464cm" svg:x="1.31cm" svg:y="25.504cm" presentation:class="date-time" presentation:user-transformed="true">
        <draw:text-box>
          <text:p text:style-name="MP5"><text:span text:style-name="MT1"><presentation:date-time/></text:span></text:p>
        </draw:text-box>
      </draw:frame>
      <draw:frame draw:name="Google Shape;21;p4" presentation:style-name="Mpr10" draw:text-style-name="MP6" draw:layer="backgroundobjects" svg:width="6.428cm" svg:height="1.464cm" svg:x="6.31cm" svg:y="25.504cm" presentation:class="footer" presentation:user-transformed="true">
        <draw:text-box>
          <text:p text:style-name="MP7"><text:span text:style-name="MT1"><presentation:footer/></text:span></text:p>
        </draw:text-box>
      </draw:frame>
      <draw:frame draw:name="Google Shape;22;p4" presentation:style-name="Mpr10" draw:text-style-name="MP6" draw:layer="backgroundobjects" svg:width="4.285cm" svg:height="1.464cm" svg:x="13.454cm" svg:y="25.504cm" presentation:class="page-number" presentation:user-transformed="true">
        <draw:text-box>
          <text:p text:style-name="MP8"><text:span text:style-name="MT2"><text:page-number>&lt;番号&gt;</text:page-number></text:span></text:p>
        </draw:text-box>
      </draw:frame>
      <presentation:notes style:page-layout-name="PM2">
        <draw:page-thumbnail presentation:style-name="OBJECT-title" draw:layer="backgroundobjects" svg:width="0.001cm" svg:height="0.001cm" svg:x="0cm" svg:y="2.257cm" presentation:class="page"/>
        <draw:frame presentation:style-name="OBJECT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  <style:master-page style:name="SECTION_5f_HEADER" style:display-name="SECTION_HEADER" style:page-layout-name="PM1" draw:style-name="Mdp1">
      <loext:theme loext:name="Office テーマ">
        <loext:theme-colors loext:name="Office テーマ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Google Shape;24;p5" presentation:style-name="SECTION_5f_HEADER-title" draw:layer="backgroundobjects" svg:width="16.43cm" svg:height="11.445cm" svg:x="1.3cm" svg:y="6.86cm" presentation:class="title" presentation:placeholder="true" presentation:user-transformed="true">
        <draw:text-box/>
      </draw:frame>
      <draw:frame draw:name="Google Shape;25;p5" presentation:style-name="SECTION_5f_HEADER-outline1" draw:layer="backgroundobjects" svg:width="16.43cm" svg:height="6.018cm" svg:x="1.3cm" svg:y="18.415cm" presentation:class="outline" presentation:placeholder="true" presentation:user-transformed="true">
        <draw:text-box/>
      </draw:frame>
      <draw:frame draw:name="Google Shape;26;p5" presentation:style-name="Mpr13" draw:text-style-name="MP6" draw:layer="backgroundobjects" svg:width="4.285cm" svg:height="1.464cm" svg:x="1.31cm" svg:y="25.504cm" presentation:class="date-time" presentation:user-transformed="true">
        <draw:text-box>
          <text:p text:style-name="MP5"><text:span text:style-name="MT1"><presentation:date-time/></text:span></text:p>
        </draw:text-box>
      </draw:frame>
      <draw:frame draw:name="Google Shape;27;p5" presentation:style-name="Mpr13" draw:text-style-name="MP6" draw:layer="backgroundobjects" svg:width="6.428cm" svg:height="1.464cm" svg:x="6.31cm" svg:y="25.504cm" presentation:class="footer" presentation:user-transformed="true">
        <draw:text-box>
          <text:p text:style-name="MP7"><text:span text:style-name="MT1"><presentation:footer/></text:span></text:p>
        </draw:text-box>
      </draw:frame>
      <draw:frame draw:name="Google Shape;28;p5" presentation:style-name="Mpr13" draw:text-style-name="MP6" draw:layer="backgroundobjects" svg:width="4.285cm" svg:height="1.464cm" svg:x="13.454cm" svg:y="25.504cm" presentation:class="page-number" presentation:user-transformed="true">
        <draw:text-box>
          <text:p text:style-name="MP8"><text:span text:style-name="MT2"><text:page-number>&lt;番号&gt;</text:page-number></text:span></text:p>
        </draw:text-box>
      </draw:frame>
      <presentation:notes style:page-layout-name="PM2">
        <draw:page-thumbnail presentation:style-name="SECTION_5f_HEADER-title" draw:layer="backgroundobjects" svg:width="0.001cm" svg:height="0.001cm" svg:x="0cm" svg:y="2.257cm" presentation:class="page"/>
        <draw:frame presentation:style-name="SECTION_5f_HEADER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  <style:master-page style:name="TWO_5f_OBJECTS" style:display-name="TWO_OBJECTS" style:page-layout-name="PM1" draw:style-name="Mdp1">
      <loext:theme loext:name="Office テーマ">
        <loext:theme-colors loext:name="Office テーマ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Google Shape;30;p6" presentation:style-name="TWO_5f_OBJECTS-title" draw:layer="backgroundobjects" svg:width="16.43cm" svg:height="5.318cm" svg:x="1.31cm" svg:y="1.465cm" presentation:class="title" presentation:placeholder="true" presentation:user-transformed="true">
        <draw:text-box/>
      </draw:frame>
      <draw:frame draw:name="Google Shape;31;p6" presentation:style-name="TWO_5f_OBJECTS-outline1" draw:layer="backgroundobjects" svg:width="8.095cm" svg:height="17.458cm" svg:x="1.31cm" svg:y="7.325cm" presentation:class="outline" presentation:placeholder="true" presentation:user-transformed="true">
        <draw:text-box/>
      </draw:frame>
      <draw:frame draw:name="Google Shape;32;p6" presentation:style-name="TWO_5f_OBJECTS-outline1" draw:layer="backgroundobjects" svg:width="8.095cm" svg:height="17.458cm" svg:x="9.644cm" svg:y="7.325cm" presentation:class="outline" presentation:placeholder="true" presentation:user-transformed="true">
        <draw:text-box/>
      </draw:frame>
      <draw:frame draw:name="Google Shape;33;p6" presentation:style-name="Mpr16" draw:text-style-name="MP6" draw:layer="backgroundobjects" svg:width="4.285cm" svg:height="1.464cm" svg:x="1.31cm" svg:y="25.504cm" presentation:class="date-time" presentation:user-transformed="true">
        <draw:text-box>
          <text:p text:style-name="MP5"><text:span text:style-name="MT1"><presentation:date-time/></text:span></text:p>
        </draw:text-box>
      </draw:frame>
      <draw:frame draw:name="Google Shape;34;p6" presentation:style-name="Mpr16" draw:text-style-name="MP6" draw:layer="backgroundobjects" svg:width="6.428cm" svg:height="1.464cm" svg:x="6.31cm" svg:y="25.504cm" presentation:class="footer" presentation:user-transformed="true">
        <draw:text-box>
          <text:p text:style-name="MP7"><text:span text:style-name="MT1"><presentation:footer/></text:span></text:p>
        </draw:text-box>
      </draw:frame>
      <draw:frame draw:name="Google Shape;35;p6" presentation:style-name="Mpr16" draw:text-style-name="MP6" draw:layer="backgroundobjects" svg:width="4.285cm" svg:height="1.464cm" svg:x="13.454cm" svg:y="25.504cm" presentation:class="page-number" presentation:user-transformed="true">
        <draw:text-box>
          <text:p text:style-name="MP8"><text:span text:style-name="MT2"><text:page-number>&lt;番号&gt;</text:page-number></text:span></text:p>
        </draw:text-box>
      </draw:frame>
      <presentation:notes style:page-layout-name="PM2">
        <draw:page-thumbnail presentation:style-name="TWO_5f_OBJECTS-title" draw:layer="backgroundobjects" svg:width="0.001cm" svg:height="0.001cm" svg:x="0cm" svg:y="2.257cm" presentation:class="page"/>
        <draw:frame presentation:style-name="TWO_5f_OBJECTS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  <style:master-page style:name="TWO_5f_OBJECTS_5f_WITH_5f_TEXT" style:display-name="TWO_OBJECTS_WITH_TEXT" style:page-layout-name="PM1" draw:style-name="Mdp1">
      <loext:theme loext:name="Office テーマ">
        <loext:theme-colors loext:name="Office テーマ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Google Shape;37;p7" presentation:style-name="TWO_5f_OBJECTS_5f_WITH_5f_TEXT-title" draw:layer="backgroundobjects" svg:width="16.43cm" svg:height="5.318cm" svg:x="1.312cm" svg:y="1.465cm" presentation:class="title" presentation:placeholder="true" presentation:user-transformed="true">
        <draw:text-box/>
      </draw:frame>
      <draw:frame draw:name="Google Shape;38;p7" presentation:style-name="TWO_5f_OBJECTS_5f_WITH_5f_TEXT-outline1" draw:layer="backgroundobjects" svg:width="8.058cm" svg:height="3.305cm" svg:x="1.312cm" svg:y="6.745cm" presentation:class="outline" presentation:placeholder="true" presentation:user-transformed="true">
        <draw:text-box/>
      </draw:frame>
      <draw:frame draw:name="Google Shape;39;p7" presentation:style-name="TWO_5f_OBJECTS_5f_WITH_5f_TEXT-outline1" draw:layer="backgroundobjects" svg:width="8.058cm" svg:height="14.783cm" svg:x="1.312cm" svg:y="10.051cm" presentation:class="outline" presentation:placeholder="true" presentation:user-transformed="true">
        <draw:text-box/>
      </draw:frame>
      <draw:frame draw:name="Google Shape;40;p7" presentation:style-name="TWO_5f_OBJECTS_5f_WITH_5f_TEXT-outline1" draw:layer="backgroundobjects" svg:width="8.098cm" svg:height="3.305cm" svg:x="9.644cm" svg:y="6.745cm" presentation:class="outline" presentation:placeholder="true" presentation:user-transformed="true">
        <draw:text-box/>
      </draw:frame>
      <draw:frame draw:name="Google Shape;41;p7" presentation:style-name="TWO_5f_OBJECTS_5f_WITH_5f_TEXT-outline1" draw:layer="backgroundobjects" svg:width="8.098cm" svg:height="14.783cm" svg:x="9.644cm" svg:y="10.051cm" presentation:class="outline" presentation:placeholder="true" presentation:user-transformed="true">
        <draw:text-box/>
      </draw:frame>
      <draw:frame draw:name="Google Shape;42;p7" presentation:style-name="Mpr19" draw:text-style-name="MP6" draw:layer="backgroundobjects" svg:width="4.285cm" svg:height="1.464cm" svg:x="1.31cm" svg:y="25.504cm" presentation:class="date-time" presentation:user-transformed="true">
        <draw:text-box>
          <text:p text:style-name="MP5"><text:span text:style-name="MT1"><presentation:date-time/></text:span></text:p>
        </draw:text-box>
      </draw:frame>
      <draw:frame draw:name="Google Shape;43;p7" presentation:style-name="Mpr19" draw:text-style-name="MP6" draw:layer="backgroundobjects" svg:width="6.428cm" svg:height="1.464cm" svg:x="6.31cm" svg:y="25.504cm" presentation:class="footer" presentation:user-transformed="true">
        <draw:text-box>
          <text:p text:style-name="MP7"><text:span text:style-name="MT1"><presentation:footer/></text:span></text:p>
        </draw:text-box>
      </draw:frame>
      <draw:frame draw:name="Google Shape;44;p7" presentation:style-name="Mpr19" draw:text-style-name="MP6" draw:layer="backgroundobjects" svg:width="4.285cm" svg:height="1.464cm" svg:x="13.454cm" svg:y="25.504cm" presentation:class="page-number" presentation:user-transformed="true">
        <draw:text-box>
          <text:p text:style-name="MP8"><text:span text:style-name="MT2"><text:page-number>&lt;番号&gt;</text:page-number></text:span></text:p>
        </draw:text-box>
      </draw:frame>
      <presentation:notes style:page-layout-name="PM2">
        <draw:page-thumbnail presentation:style-name="TWO_5f_OBJECTS_5f_WITH_5f_TEXT-title" draw:layer="backgroundobjects" svg:width="0.001cm" svg:height="0.001cm" svg:x="0cm" svg:y="2.257cm" presentation:class="page"/>
        <draw:frame presentation:style-name="TWO_5f_OBJECTS_5f_WITH_5f_TEXT-notes" draw:layer="backgroundobjects" svg:width="16.799cm" svg:height="13.364cm" svg:x="2.1cm" svg:y="14.107cm" presentation:class="notes" presentation:placeholder="true">
          <draw:text-box/>
        </draw:frame>
        <draw:frame presentation:style-name="Mpr2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  <style:master-page style:name="TITLE_5f_ONLY" style:display-name="TITLE_ONLY" style:page-layout-name="PM1" draw:style-name="Mdp1">
      <loext:theme loext:name="Office テーマ">
        <loext:theme-colors loext:name="Office テーマ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Google Shape;46;p8" presentation:style-name="TITLE_5f_ONLY-title" draw:layer="backgroundobjects" svg:width="16.43cm" svg:height="5.318cm" svg:x="1.31cm" svg:y="1.465cm" presentation:class="title" presentation:placeholder="true" presentation:user-transformed="true">
        <draw:text-box/>
      </draw:frame>
      <draw:frame draw:name="Google Shape;47;p8" presentation:style-name="Mpr22" draw:text-style-name="MP6" draw:layer="backgroundobjects" svg:width="4.285cm" svg:height="1.464cm" svg:x="1.31cm" svg:y="25.504cm" presentation:class="date-time" presentation:user-transformed="true">
        <draw:text-box>
          <text:p text:style-name="MP5"><text:span text:style-name="MT1"><presentation:date-time/></text:span></text:p>
        </draw:text-box>
      </draw:frame>
      <draw:frame draw:name="Google Shape;48;p8" presentation:style-name="Mpr22" draw:text-style-name="MP6" draw:layer="backgroundobjects" svg:width="6.428cm" svg:height="1.464cm" svg:x="6.31cm" svg:y="25.504cm" presentation:class="footer" presentation:user-transformed="true">
        <draw:text-box>
          <text:p text:style-name="MP7"><text:span text:style-name="MT1"><presentation:footer/></text:span></text:p>
        </draw:text-box>
      </draw:frame>
      <draw:frame draw:name="Google Shape;49;p8" presentation:style-name="Mpr22" draw:text-style-name="MP6" draw:layer="backgroundobjects" svg:width="4.285cm" svg:height="1.464cm" svg:x="13.454cm" svg:y="25.504cm" presentation:class="page-number" presentation:user-transformed="true">
        <draw:text-box>
          <text:p text:style-name="MP8"><text:span text:style-name="MT2"><text:page-number>&lt;番号&gt;</text:page-number></text:span></text:p>
        </draw:text-box>
      </draw:frame>
      <presentation:notes style:page-layout-name="PM2">
        <draw:page-thumbnail presentation:style-name="TITLE_5f_ONLY-title" draw:layer="backgroundobjects" svg:width="0.001cm" svg:height="0.001cm" svg:x="0cm" svg:y="2.257cm" presentation:class="page"/>
        <draw:frame presentation:style-name="TITLE_5f_ONLY-notes" draw:layer="backgroundobjects" svg:width="16.799cm" svg:height="13.364cm" svg:x="2.1cm" svg:y="14.107cm" presentation:class="notes" presentation:placeholder="true">
          <draw:text-box/>
        </draw:frame>
        <draw:frame presentation:style-name="Mpr2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  <style:master-page style:name="BLANK" style:page-layout-name="PM1" draw:style-name="Mdp1">
      <loext:theme loext:name="Office テーマ">
        <loext:theme-colors loext:name="Office テーマ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Google Shape;51;p9" presentation:style-name="Mpr25" draw:text-style-name="MP6" draw:layer="backgroundobjects" svg:width="4.285cm" svg:height="1.464cm" svg:x="1.31cm" svg:y="25.504cm" presentation:class="date-time" presentation:user-transformed="true">
        <draw:text-box>
          <text:p text:style-name="MP5"><text:span text:style-name="MT1"><presentation:date-time/></text:span></text:p>
        </draw:text-box>
      </draw:frame>
      <draw:frame draw:name="Google Shape;52;p9" presentation:style-name="Mpr25" draw:text-style-name="MP6" draw:layer="backgroundobjects" svg:width="6.428cm" svg:height="1.464cm" svg:x="6.31cm" svg:y="25.504cm" presentation:class="footer" presentation:user-transformed="true">
        <draw:text-box>
          <text:p text:style-name="MP7"><text:span text:style-name="MT1"><presentation:footer/></text:span></text:p>
        </draw:text-box>
      </draw:frame>
      <draw:frame draw:name="Google Shape;53;p9" presentation:style-name="Mpr25" draw:text-style-name="MP6" draw:layer="backgroundobjects" svg:width="4.285cm" svg:height="1.464cm" svg:x="13.454cm" svg:y="25.504cm" presentation:class="page-number" presentation:user-transformed="true">
        <draw:text-box>
          <text:p text:style-name="MP8"><text:span text:style-name="MT2"><text:page-number>&lt;番号&gt;</text:page-number></text:span></text:p>
        </draw:text-box>
      </draw:frame>
      <presentation:notes style:page-layout-name="PM2">
        <draw:page-thumbnail presentation:style-name="BLANK-title" draw:layer="backgroundobjects" svg:width="0.001cm" svg:height="0.001cm" svg:x="0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2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  <style:master-page style:name="OBJECT_5f_WITH_5f_CAPTION_5f_TEXT" style:display-name="OBJECT_WITH_CAPTION_TEXT" style:page-layout-name="PM1" draw:style-name="Mdp1">
      <loext:theme loext:name="Office テーマ">
        <loext:theme-colors loext:name="Office テーマ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Google Shape;55;p10" presentation:style-name="OBJECT_5f_WITH_5f_CAPTION_5f_TEXT-title" draw:layer="backgroundobjects" svg:width="6.143cm" svg:height="6.42cm" svg:x="1.312cm" svg:y="1.834cm" presentation:class="title" presentation:placeholder="true" presentation:user-transformed="true">
        <draw:text-box/>
      </draw:frame>
      <draw:frame draw:name="Google Shape;56;p10" presentation:style-name="OBJECT_5f_WITH_5f_CAPTION_5f_TEXT-outline1" draw:layer="backgroundobjects" svg:width="9.643cm" svg:height="19.554cm" svg:x="8.099cm" svg:y="3.962cm" presentation:class="outline" presentation:placeholder="true" presentation:user-transformed="true">
        <draw:text-box/>
      </draw:frame>
      <draw:frame draw:name="Google Shape;57;p10" presentation:style-name="OBJECT_5f_WITH_5f_CAPTION_5f_TEXT-outline1" draw:layer="backgroundobjects" svg:width="6.143cm" svg:height="15.292cm" svg:x="1.312cm" svg:y="8.255cm" presentation:class="outline" presentation:placeholder="true" presentation:user-transformed="true">
        <draw:text-box/>
      </draw:frame>
      <draw:frame draw:name="Google Shape;58;p10" presentation:style-name="Mpr28" draw:text-style-name="MP6" draw:layer="backgroundobjects" svg:width="4.285cm" svg:height="1.464cm" svg:x="1.31cm" svg:y="25.504cm" presentation:class="date-time" presentation:user-transformed="true">
        <draw:text-box>
          <text:p text:style-name="MP5"><text:span text:style-name="MT1"><presentation:date-time/></text:span></text:p>
        </draw:text-box>
      </draw:frame>
      <draw:frame draw:name="Google Shape;59;p10" presentation:style-name="Mpr28" draw:text-style-name="MP6" draw:layer="backgroundobjects" svg:width="6.428cm" svg:height="1.464cm" svg:x="6.31cm" svg:y="25.504cm" presentation:class="footer" presentation:user-transformed="true">
        <draw:text-box>
          <text:p text:style-name="MP7"><text:span text:style-name="MT1"><presentation:footer/></text:span></text:p>
        </draw:text-box>
      </draw:frame>
      <draw:frame draw:name="Google Shape;60;p10" presentation:style-name="Mpr28" draw:text-style-name="MP6" draw:layer="backgroundobjects" svg:width="4.285cm" svg:height="1.464cm" svg:x="13.454cm" svg:y="25.504cm" presentation:class="page-number" presentation:user-transformed="true">
        <draw:text-box>
          <text:p text:style-name="MP8"><text:span text:style-name="MT2"><text:page-number>&lt;番号&gt;</text:page-number></text:span></text:p>
        </draw:text-box>
      </draw:frame>
      <presentation:notes style:page-layout-name="PM2">
        <draw:page-thumbnail presentation:style-name="OBJECT_5f_WITH_5f_CAPTION_5f_TEXT-title" draw:layer="backgroundobjects" svg:width="0.001cm" svg:height="0.001cm" svg:x="0cm" svg:y="2.257cm" presentation:class="page"/>
        <draw:frame presentation:style-name="OBJECT_5f_WITH_5f_CAPTION_5f_TEXT-notes" draw:layer="backgroundobjects" svg:width="16.799cm" svg:height="13.364cm" svg:x="2.1cm" svg:y="14.107cm" presentation:class="notes" presentation:placeholder="true">
          <draw:text-box/>
        </draw:frame>
        <draw:frame presentation:style-name="Mpr2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  <style:master-page style:name="PICTURE_5f_WITH_5f_CAPTION_5f_TEXT" style:display-name="PICTURE_WITH_CAPTION_TEXT" style:page-layout-name="PM1" draw:style-name="Mdp1">
      <loext:theme loext:name="Office テーマ">
        <loext:theme-colors loext:name="Office テーマ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Google Shape;62;p11" presentation:style-name="PICTURE_5f_WITH_5f_CAPTION_5f_TEXT-title" draw:layer="backgroundobjects" svg:width="6.143cm" svg:height="6.42cm" svg:x="1.312cm" svg:y="1.834cm" presentation:class="title" presentation:placeholder="true" presentation:user-transformed="true">
        <draw:text-box/>
      </draw:frame>
      <draw:frame draw:name="Google Shape;63;p11" presentation:style-name="PICTURE_5f_WITH_5f_CAPTION_5f_TEXT-outline1" draw:layer="backgroundobjects" svg:width="9.643cm" svg:height="19.554cm" svg:x="8.099cm" svg:y="3.962cm" presentation:class="outline" presentation:placeholder="true" presentation:user-transformed="true">
        <draw:text-box/>
      </draw:frame>
      <draw:frame draw:name="Google Shape;64;p11" presentation:style-name="PICTURE_5f_WITH_5f_CAPTION_5f_TEXT-outline1" draw:layer="backgroundobjects" svg:width="6.143cm" svg:height="15.292cm" svg:x="1.312cm" svg:y="8.255cm" presentation:class="outline" presentation:placeholder="true" presentation:user-transformed="true">
        <draw:text-box/>
      </draw:frame>
      <draw:frame draw:name="Google Shape;65;p11" presentation:style-name="Mpr31" draw:text-style-name="MP6" draw:layer="backgroundobjects" svg:width="4.285cm" svg:height="1.464cm" svg:x="1.31cm" svg:y="25.504cm" presentation:class="date-time" presentation:user-transformed="true">
        <draw:text-box>
          <text:p text:style-name="MP5"><text:span text:style-name="MT1"><presentation:date-time/></text:span></text:p>
        </draw:text-box>
      </draw:frame>
      <draw:frame draw:name="Google Shape;66;p11" presentation:style-name="Mpr31" draw:text-style-name="MP6" draw:layer="backgroundobjects" svg:width="6.428cm" svg:height="1.464cm" svg:x="6.31cm" svg:y="25.504cm" presentation:class="footer" presentation:user-transformed="true">
        <draw:text-box>
          <text:p text:style-name="MP7"><text:span text:style-name="MT1"><presentation:footer/></text:span></text:p>
        </draw:text-box>
      </draw:frame>
      <draw:frame draw:name="Google Shape;67;p11" presentation:style-name="Mpr31" draw:text-style-name="MP6" draw:layer="backgroundobjects" svg:width="4.285cm" svg:height="1.464cm" svg:x="13.454cm" svg:y="25.504cm" presentation:class="page-number" presentation:user-transformed="true">
        <draw:text-box>
          <text:p text:style-name="MP8"><text:span text:style-name="MT2"><text:page-number>&lt;番号&gt;</text:page-number></text:span></text:p>
        </draw:text-box>
      </draw:frame>
      <presentation:notes style:page-layout-name="PM2">
        <draw:page-thumbnail presentation:style-name="PICTURE_5f_WITH_5f_CAPTION_5f_TEXT-title" draw:layer="backgroundobjects" svg:width="0.001cm" svg:height="0.001cm" svg:x="0cm" svg:y="2.257cm" presentation:class="page"/>
        <draw:frame presentation:style-name="PICTURE_5f_WITH_5f_CAPTION_5f_TEXT-notes" draw:layer="backgroundobjects" svg:width="16.799cm" svg:height="13.364cm" svg:x="2.1cm" svg:y="14.107cm" presentation:class="notes" presentation:placeholder="true">
          <draw:text-box/>
        </draw:frame>
        <draw:frame presentation:style-name="Mpr3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initial-creator>古橋 卓</meta:initial-creator>
    <dc:date>2024-08-22T18:51:17.307000000</dc:date>
    <meta:editing-duration>PT4H33M14S</meta:editing-duration>
    <meta:editing-cycles>7</meta:editing-cycles>
    <meta:generator>LibreOffice/7.6.5.2$Windows_X86_64 LibreOffice_project/38d5f62f85355c192ef5f1dd47c5c0c0c6d6598b</meta:generator>
    <meta:document-statistic meta:object-count="169"/>
  </office:meta>
</office:document-meta>
</file>